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MS Mincho" svg:font-family="'MS Mincho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rbel" svg:font-family="Corbel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27" style:family="table">
      <style:table-properties style:width="4.5in" table:align="margins"/>
    </style:style>
    <style:style style:name="Table27.A" style:family="table-column">
      <style:table-column-properties style:column-width="4.5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5in" table:align="margins"/>
    </style:style>
    <style:style style:name="Table28.A" style:family="table-column">
      <style:table-column-properties style:column-width="4.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5in" table:align="margins"/>
    </style:style>
    <style:style style:name="Table29.A" style:family="table-column">
      <style:table-column-properties style:column-width="4.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5in" table:align="margins"/>
    </style:style>
    <style:style style:name="Table30.A" style:family="table-column">
      <style:table-column-properties style:column-width="4.5in" style:rel-column-width="65535*"/>
    </style:style>
    <style:style style:name="Table30.A1" style:family="table-cell">
      <style:table-cell-properties fo:padding="0.0382in" fo:border="0.05pt solid #000000"/>
    </style:style>
    <style:style style:name="Table33" style:family="table">
      <style:table-properties style:width="4.5in" table:align="margins"/>
    </style:style>
    <style:style style:name="Table33.A" style:family="table-column">
      <style:table-column-properties style:column-width="4.5in" style:rel-column-width="65535*"/>
    </style:style>
    <style:style style:name="Table33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50" style:family="table">
      <style:table-properties style:width="4.5in" table:align="margins"/>
    </style:style>
    <style:style style:name="Table50.A" style:family="table-column">
      <style:table-column-properties style:column-width="4.5in" style:rel-column-width="65535*"/>
    </style:style>
    <style:style style:name="Table50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25" style:family="table">
      <style:table-properties style:width="4.5in" table:align="margins"/>
    </style:style>
    <style:style style:name="Table25.A" style:family="table-column">
      <style:table-column-properties style:column-width="4.5in" style:rel-column-width="65535*"/>
    </style:style>
    <style:style style:name="Table25.A1" style:family="table-cell">
      <style:table-cell-properties fo:padding="0.0382in" fo:border="0.05pt solid #000000"/>
    </style:style>
    <style:style style:name="Table21" style:family="table">
      <style:table-properties style:width="4.5in" table:align="margins"/>
    </style:style>
    <style:style style:name="Table21.A" style:family="table-column">
      <style:table-column-properties style:column-width="4.5in" style:rel-column-width="65535*"/>
    </style:style>
    <style:style style:name="Table21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22" style:family="table">
      <style:table-properties style:width="4.5in" table:align="margins"/>
    </style:style>
    <style:style style:name="Table22.A" style:family="table-column">
      <style:table-column-properties style:column-width="4.5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padding="0.0382in" fo:border="0.05pt solid #000000"/>
    </style:style>
    <style:style style:name="Table26" style:family="table">
      <style:table-properties style:width="4.5in" table:align="margins"/>
    </style:style>
    <style:style style:name="Table26.A" style:family="table-column">
      <style:table-column-properties style:column-width="4.5in" style:rel-column-width="65535*"/>
    </style:style>
    <style:style style:name="Table26.A1" style:family="table-cell">
      <style:table-cell-properties fo:padding="0.0382in" fo:border="0.05pt solid #000000"/>
    </style:style>
    <style:style style:name="Table39" style:family="table">
      <style:table-properties style:width="4.5in" fo:margin-left="-0.0007in" fo:margin-top="0in" fo:margin-bottom="0in" table:align="left" style:writing-mode="lr-tb"/>
    </style:style>
    <style:style style:name="Table39.A" style:family="table-column">
      <style:table-column-properties style:column-width="4.5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0382in" fo:border="0.1pt solid #000000" style:writing-mode="lr-tb"/>
    </style:style>
    <style:style style:name="Table40" style:family="table">
      <style:table-properties style:width="4.5in" fo:margin-left="-0.0007in" fo:margin-top="0in" fo:margin-bottom="0in" table:align="left" style:writing-mode="lr-tb"/>
    </style:style>
    <style:style style:name="Table40.A" style:family="table-column">
      <style:table-column-properties style:column-width="4.5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0382in" fo:border="0.1pt solid #000000" style:writing-mode="lr-tb"/>
    </style:style>
    <style:style style:name="Table41" style:family="table">
      <style:table-properties style:width="4.5in" fo:margin-left="-0.0007in" fo:margin-top="0in" fo:margin-bottom="0in" table:align="left" style:writing-mode="lr-tb"/>
    </style:style>
    <style:style style:name="Table41.A" style:family="table-column">
      <style:table-column-properties style:column-width="4.5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0382in" fo:border="0.1pt solid #000000" style:writing-mode="lr-tb"/>
    </style:style>
    <style:style style:name="Table42" style:family="table">
      <style:table-properties style:width="4.5in" fo:margin-left="-0.0007in" fo:margin-top="0in" fo:margin-bottom="0in" table:align="left" style:writing-mode="lr-tb"/>
    </style:style>
    <style:style style:name="Table42.A" style:family="table-column">
      <style:table-column-properties style:column-width="4.5in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="0.0382in" fo:border="0.1pt solid #000000" style:writing-mode="lr-tb"/>
    </style:style>
    <style:style style:name="Table43" style:family="table">
      <style:table-properties style:width="4.5in" fo:margin-left="-0.0007in" fo:margin-top="0in" fo:margin-bottom="0in" table:align="left" style:writing-mode="lr-tb"/>
    </style:style>
    <style:style style:name="Table43.A" style:family="table-column">
      <style:table-column-properties style:column-width="4.5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0382in" fo:border="0.1pt solid #000000" style:writing-mode="lr-tb"/>
    </style:style>
    <style:style style:name="Table44" style:family="table">
      <style:table-properties style:width="4.5in" fo:margin-left="-0.0007in" fo:margin-top="0in" fo:margin-bottom="0in" table:align="left" style:writing-mode="lr-tb"/>
    </style:style>
    <style:style style:name="Table44.A" style:family="table-column">
      <style:table-column-properties style:column-width="4.5in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0382in" fo:border="0.1pt solid #000000" style:writing-mode="lr-tb"/>
    </style:style>
    <style:style style:name="Table45" style:family="table">
      <style:table-properties style:width="4.5in" fo:margin-left="-0.0007in" fo:margin-top="0in" fo:margin-bottom="0in" table:align="left" style:writing-mode="lr-tb"/>
    </style:style>
    <style:style style:name="Table45.A" style:family="table-column">
      <style:table-column-properties style:column-width="4.5in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0382in" fo:border="0.1pt solid #000000" style:writing-mode="lr-tb"/>
    </style:style>
    <style:style style:name="Table46" style:family="table">
      <style:table-properties style:width="4.5in" fo:margin-left="-0.0007in" fo:margin-top="0in" fo:margin-bottom="0in" table:align="left" style:writing-mode="lr-tb"/>
    </style:style>
    <style:style style:name="Table46.A" style:family="table-column">
      <style:table-column-properties style:column-width="4.5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0382in" fo:border="0.1pt solid #000000" style:writing-mode="lr-tb"/>
    </style:style>
    <style:style style:name="Table47" style:family="table">
      <style:table-properties style:width="4.5in" fo:margin-left="-0.0007in" fo:margin-top="0in" fo:margin-bottom="0in" table:align="left" style:writing-mode="lr-tb"/>
    </style:style>
    <style:style style:name="Table47.A" style:family="table-column">
      <style:table-column-properties style:column-width="4.5in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="0.0382in" fo:border="0.1pt solid #000000" style:writing-mode="lr-tb"/>
    </style:style>
    <style:style style:name="Table48" style:family="table">
      <style:table-properties style:width="4.5in" fo:margin-left="-0.0007in" fo:margin-top="0in" fo:margin-bottom="0in" table:align="left" style:writing-mode="lr-tb"/>
    </style:style>
    <style:style style:name="Table48.A" style:family="table-column">
      <style:table-column-properties style:column-width="4.5in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0382in" fo:border="0.1pt solid #000000" style:writing-mode="lr-tb"/>
    </style:style>
    <style:style style:name="Table52" style:family="table">
      <style:table-properties style:width="4.5in" fo:margin-left="-0.0007in" fo:margin-top="0in" fo:margin-bottom="0in" table:align="left" style:writing-mode="lr-tb"/>
    </style:style>
    <style:style style:name="Table52.A" style:family="table-column">
      <style:table-column-properties style:column-width="4.5in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0382in" fo:border="0.1pt solid #000000" style:writing-mode="lr-tb"/>
    </style:style>
    <style:style style:name="Table53" style:family="table">
      <style:table-properties style:width="4.5in" fo:margin-left="-0.0007in" fo:margin-top="0in" fo:margin-bottom="0in" table:align="left" style:writing-mode="lr-tb"/>
    </style:style>
    <style:style style:name="Table53.A" style:family="table-column">
      <style:table-column-properties style:column-width="4.5in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0382in" fo:border="0.1pt solid #000000" style:writing-mode="lr-tb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5in" table:align="margins"/>
    </style:style>
    <style:style style:name="Table20.A" style:family="table-column">
      <style:table-column-properties style:column-width="4.5in" style:rel-column-width="65535*"/>
    </style:style>
    <style:style style:name="Table20.A1" style:family="table-cell">
      <style:table-cell-properties fo:padding="0.0382in" fo:border="0.05pt solid #000000"/>
    </style:style>
    <style:style style:name="Table38" style:family="table">
      <style:table-properties style:width="4.5in" table:align="margins"/>
    </style:style>
    <style:style style:name="Table38.A" style:family="table-column">
      <style:table-column-properties style:column-width="4.5in" style:rel-column-width="65535*"/>
    </style:style>
    <style:style style:name="Table38.A1" style:family="table-cell">
      <style:table-cell-properties fo:padding="0.0382in" fo:border="0.05pt solid #000000"/>
    </style:style>
    <style:style style:name="Table51" style:family="table">
      <style:table-properties style:width="4.5in" table:align="margins"/>
    </style:style>
    <style:style style:name="Table51.A" style:family="table-column">
      <style:table-column-properties style:column-width="4.5in" style:rel-column-width="65535*"/>
    </style:style>
    <style:style style:name="Table51.A1" style:family="table-cell">
      <style:table-cell-properties fo:padding="0.0382in" fo:border="0.05pt solid #000000"/>
    </style:style>
    <style:style style:name="Table55" style:family="table">
      <style:table-properties style:width="4.5in" table:align="margins"/>
    </style:style>
    <style:style style:name="Table55.A" style:family="table-column">
      <style:table-column-properties style:column-width="4.5in" style:rel-column-width="65535*"/>
    </style:style>
    <style:style style:name="Table55.A1" style:family="table-cell">
      <style:table-cell-properties fo:padding="0.0382in" fo:border="0.05pt solid #000000"/>
    </style:style>
    <style:style style:name="Table56" style:family="table">
      <style:table-properties style:width="4.5in" table:align="margins"/>
    </style:style>
    <style:style style:name="Table56.A" style:family="table-column">
      <style:table-column-properties style:column-width="4.5in" style:rel-column-width="65535*"/>
    </style:style>
    <style:style style:name="Table56.A1" style:family="table-cell">
      <style:table-cell-properties fo:padding="0.0382in" fo:border="0.05pt solid #000000"/>
    </style:style>
    <style:style style:name="Table57" style:family="table">
      <style:table-properties style:width="4.5in" table:align="margins"/>
    </style:style>
    <style:style style:name="Table57.A" style:family="table-column">
      <style:table-column-properties style:column-width="4.5in" style:rel-column-width="65535*"/>
    </style:style>
    <style:style style:name="Table57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padding="0.0382in" fo:border="0.05pt solid #000000"/>
    </style:style>
    <style:style style:name="Table31" style:family="table">
      <style:table-properties style:width="4.5in" table:align="margins"/>
    </style:style>
    <style:style style:name="Table31.A" style:family="table-column">
      <style:table-column-properties style:column-width="4.5in" style:rel-column-width="65535*"/>
    </style:style>
    <style:style style:name="Table31.A1" style:family="table-cell">
      <style:table-cell-properties fo:padding="0.0382in" fo:border="0.05pt solid #000000"/>
    </style:style>
    <style:style style:name="Table49" style:family="table">
      <style:table-properties style:width="4.5in" table:align="margins"/>
    </style:style>
    <style:style style:name="Table49.A" style:family="table-column">
      <style:table-column-properties style:column-width="4.5in" style:rel-column-width="65535*"/>
    </style:style>
    <style:style style:name="Table49.A1" style:family="table-cell">
      <style:table-cell-properties fo:padding="0.0382in" fo:border="0.05pt solid #000000"/>
    </style:style>
    <style:style style:name="Table34" style:family="table">
      <style:table-properties style:width="4.5in" table:align="margins"/>
    </style:style>
    <style:style style:name="Table34.A" style:family="table-column">
      <style:table-column-properties style:column-width="4.5in" style:rel-column-width="65535*"/>
    </style:style>
    <style:style style:name="Table34.A1" style:family="table-cell">
      <style:table-cell-properties fo:padding="0.0382in" fo:border="0.05pt solid #000000"/>
    </style:style>
    <style:style style:name="Table32" style:family="table">
      <style:table-properties style:width="4.5in" table:align="margins"/>
    </style:style>
    <style:style style:name="Table32.A" style:family="table-column">
      <style:table-column-properties style:column-width="4.5in" style:rel-column-width="65535*"/>
    </style:style>
    <style:style style:name="Table32.A1" style:family="table-cell">
      <style:table-cell-properties fo:padding="0.0382in" fo:border="0.05pt solid #000000"/>
    </style:style>
    <style:style style:name="Table35" style:family="table">
      <style:table-properties style:width="4.5in" table:align="margins"/>
    </style:style>
    <style:style style:name="Table35.A" style:family="table-column">
      <style:table-column-properties style:column-width="4.5in" style:rel-column-width="65535*"/>
    </style:style>
    <style:style style:name="Table35.A1" style:family="table-cell">
      <style:table-cell-properties fo:padding="0.0382in" fo:border="0.05pt solid #000000"/>
    </style:style>
    <style:style style:name="Table37" style:family="table">
      <style:table-properties style:width="4.5in" table:align="margins"/>
    </style:style>
    <style:style style:name="Table37.A" style:family="table-column">
      <style:table-column-properties style:column-width="4.5in" style:rel-column-width="65535*"/>
    </style:style>
    <style:style style:name="Table37.A1" style:family="table-cell">
      <style:table-cell-properties fo:padding="0.0382in" fo:border="0.05pt solid #000000"/>
    </style:style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54" style:family="table">
      <style:table-properties style:width="4.5in" table:align="margins"/>
    </style:style>
    <style:style style:name="Table54.A" style:family="table-column">
      <style:table-column-properties style:column-width="4.5in" style:rel-column-width="65535*"/>
    </style:style>
    <style:style style:name="Table54.A1" style:family="table-cell">
      <style:table-cell-properties fo:padding="0.0382in" fo:border="0.05pt solid #000000"/>
    </style:style>
    <style:style style:name="Table58" style:family="table">
      <style:table-properties style:width="4.5in" table:align="margins"/>
    </style:style>
    <style:style style:name="Table58.A" style:family="table-column">
      <style:table-column-properties style:column-width="4.5in" style:rel-column-width="65535*"/>
    </style:style>
    <style:style style:name="Table58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aadf5" officeooo:paragraph-rsid="002aad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aadf5" officeooo:paragraph-rsid="002da9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aadf5" officeooo:paragraph-rsid="00403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e8420" officeooo:paragraph-rsid="002e84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e8420" officeooo:paragraph-rsid="00308d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e8420" officeooo:paragraph-rsid="00339f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e8420" officeooo:paragraph-rsid="0039941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e8420" officeooo:paragraph-rsid="0042ca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e8420" officeooo:paragraph-rsid="004db49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24ece" officeooo:paragraph-rsid="00324ec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37bf2" officeooo:paragraph-rsid="00337b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paragraph-rsid="00339f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47215" officeooo:paragraph-rsid="0034721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47215" officeooo:paragraph-rsid="00447f6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08de8" officeooo:paragraph-rsid="00308d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39fad" officeooo:paragraph-rsid="00339f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39fad" officeooo:paragraph-rsid="00369a5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ef6fc" officeooo:paragraph-rsid="003ef6f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ef6fc" officeooo:paragraph-rsid="003ef6f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032a6" officeooo:paragraph-rsid="00403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032a6" officeooo:paragraph-rsid="004162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032a6" officeooo:paragraph-rsid="0046ad4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16287" officeooo:paragraph-rsid="004162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16287" officeooo:paragraph-rsid="0046ad4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paragraph-rsid="0042be7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paragraph-rsid="002da9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38ec9" officeooo:paragraph-rsid="00438ec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47f67" officeooo:paragraph-rsid="0044c1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6ad4c" officeooo:paragraph-rsid="0042be7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a582f" officeooo:paragraph-rsid="004a58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a582f" officeooo:paragraph-rsid="004a58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a582f" officeooo:paragraph-rsid="004a58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d8cb8" officeooo:paragraph-rsid="004d8c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db494" officeooo:paragraph-rsid="004db49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c07de" officeooo:paragraph-rsid="004c07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officeooo:paragraph-rsid="00308de8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4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officeooo:rsid="00339fad" officeooo:paragraph-rsid="00339fa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4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officeooo:rsid="00339fad" officeooo:paragraph-rsid="0039941f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4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officeooo:rsid="00339fad" officeooo:paragraph-rsid="0042cae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4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paragraph-rsid="002aadf5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rsid="002aadf5" officeooo:paragraph-rsid="002aadf5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5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paragraph-rsid="002da9c7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5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officeooo:rsid="004032a6" officeooo:paragraph-rsid="004302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1" fo:font-size="16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1" fo:font-size="16pt" fo:font-style="normal" fo:text-shadow="none" style:text-underline-style="none" fo:font-weight="normal" officeooo:paragraph-rsid="0042be7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1" fo:font-size="10pt" fo:font-style="normal" fo:text-shadow="none" style:text-underline-style="none" fo:font-weight="normal" officeooo:paragraph-rsid="002da9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1" fo:font-size="10pt" fo:font-style="normal" fo:text-shadow="none" style:text-underline-style="none" fo:font-weight="normal" officeooo:paragraph-rsid="002e84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" style:family="paragraph" style:parent-style-name="Standard">
      <style:paragraph-properties fo:orphans="0" fo:widows="0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3ef6fc" officeooo:paragraph-rsid="003ef6fc" style:font-name-asian="Courier New3" style:font-size-asian="10pt" style:font-style-asian="normal" style:font-weight-asian="normal" style:font-name-complex="Courier New3" style:font-size-complex="10pt" style:font-style-complex="normal" style:font-weight-complex="normal"/>
    </style:style>
    <style:style style:name="P59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style:font-name="Courier New1" fo:font-size="10pt" style:font-size-asian="10pt" style:font-size-complex="10pt"/>
    </style:style>
    <style:style style:name="P62" style:family="paragraph" style:parent-style-name="Standard">
      <style:text-properties style:font-name="Courier New1" fo:font-size="10pt" officeooo:paragraph-rsid="002da9c7" style:font-size-asian="10pt" style:font-size-complex="10pt"/>
    </style:style>
    <style:style style:name="P63" style:family="paragraph" style:parent-style-name="Standard">
      <style:text-properties style:font-name="Courier New1" fo:font-size="10pt" officeooo:paragraph-rsid="002e0c35" style:font-size-asian="10pt" style:font-size-complex="10pt"/>
    </style:style>
    <style:style style:name="P64" style:family="paragraph" style:parent-style-name="Standard">
      <style:text-properties style:font-name="Courier New1" fo:font-size="10pt" officeooo:paragraph-rsid="002e8420" style:font-size-asian="10pt" style:font-size-complex="10pt"/>
    </style:style>
    <style:style style:name="P65" style:family="paragraph" style:parent-style-name="Standard">
      <style:text-properties style:font-name="Courier New1" fo:font-size="10pt" officeooo:paragraph-rsid="0042be74" style:font-size-asian="10pt" style:font-size-complex="10pt"/>
    </style:style>
    <style:style style:name="P66" style:family="paragraph" style:parent-style-name="Standard">
      <style:text-properties style:font-name="Courier New1" fo:font-size="10pt" officeooo:paragraph-rsid="0042caeb" style:font-size-asian="10pt" style:font-size-complex="10pt"/>
    </style:style>
    <style:style style:name="P67" style:family="paragraph" style:parent-style-name="Standard">
      <style:text-properties style:font-name="Courier New1" fo:font-size="10pt" officeooo:paragraph-rsid="0043028a" style:font-size-asian="10pt" style:font-size-complex="10pt"/>
    </style:style>
    <style:style style:name="P68" style:family="paragraph" style:parent-style-name="Standard">
      <style:text-properties style:font-name="Courier New1" fo:font-size="10pt" officeooo:paragraph-rsid="004d8cb8" style:font-size-asian="10pt" style:font-size-complex="10pt"/>
    </style:style>
    <style:style style:name="P69" style:family="paragraph" style:parent-style-name="Standard">
      <style:text-properties style:font-name="Courier New1" fo:font-size="10pt" officeooo:rsid="004d8cb8" officeooo:paragraph-rsid="004d8cb8" style:font-size-asian="10pt" style:font-size-complex="10pt"/>
    </style:style>
    <style:style style:name="P70" style:family="paragraph" style:parent-style-name="Standard">
      <style:text-properties style:font-name="Courier New1" fo:font-size="10pt" officeooo:paragraph-rsid="00558c00" style:font-size-asian="10pt" style:font-size-complex="10pt"/>
    </style:style>
    <style:style style:name="P71" style:family="paragraph" style:parent-style-name="Standard">
      <style:text-properties style:font-name="Courier New1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text-properties style:font-name="Courier New1" fo:font-size="10pt" officeooo:paragraph-rsid="002da9c7" style:font-name-asian="Courier New" style:font-size-asian="10pt" style:font-name-complex="Courier New" style:font-size-complex="10pt"/>
    </style:style>
    <style:style style:name="P73" style:family="paragraph" style:parent-style-name="Standard">
      <style:text-properties style:font-name="Courier New1" fo:font-size="10pt" officeooo:paragraph-rsid="002e8420" style:font-name-asian="Courier New" style:font-size-asian="10pt" style:font-name-complex="Courier New" style:font-size-complex="10pt"/>
    </style:style>
    <style:style style:name="P74" style:family="paragraph" style:parent-style-name="Standard">
      <style:text-properties style:font-name="Courier New1" fo:font-size="10pt" officeooo:paragraph-rsid="00337bf2" style:font-name-asian="Courier New" style:font-size-asian="10pt" style:font-name-complex="Courier New" style:font-size-complex="10pt"/>
    </style:style>
    <style:style style:name="P75" style:family="paragraph" style:parent-style-name="Standard">
      <style:text-properties style:font-name="Courier New1" fo:font-size="10pt" officeooo:paragraph-rsid="0042be74" style:font-name-asian="Courier New" style:font-size-asian="10pt" style:font-name-complex="Courier New" style:font-size-complex="10pt"/>
    </style:style>
    <style:style style:name="P76" style:family="paragraph" style:parent-style-name="Standard">
      <style:text-properties style:font-name="Courier New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7" style:family="paragraph" style:parent-style-name="Standard">
      <style:text-properties style:font-name="Courier New1" fo:font-size="10pt" fo:font-weight="bold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font-name="Courier New1" fo:font-size="10pt" fo:font-weight="normal" officeooo:paragraph-rsid="00339fad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font-name="Courier New1" fo:font-size="10pt" fo:font-weight="normal" officeooo:paragraph-rsid="00347215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Courier New1" fo:font-size="10pt" fo:font-weight="normal" officeooo:paragraph-rsid="0042be74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font-name="Courier New1" fo:font-size="10pt" fo:font-weight="normal" officeooo:rsid="004a582f" officeooo:paragraph-rsid="004a582f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font-name="Courier New1" fo:font-size="10pt" fo:font-weight="normal" officeooo:rsid="004c07de" officeooo:paragraph-rsid="004c07de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font-name="Courier New1" fo:font-size="10pt" fo:font-weight="normal" officeooo:rsid="004db494" officeooo:paragraph-rsid="004db494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font-name="Courier New1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6" style:family="paragraph" style:parent-style-name="Standard">
      <style:text-properties style:font-name="Courier New1" fo:font-size="16pt"/>
    </style:style>
    <style:style style:name="P87" style:family="paragraph" style:parent-style-name="Standard">
      <style:text-properties style:font-name="Courier New1" fo:font-size="16pt" fo:font-weight="bold" style:font-size-asian="16pt" style:font-weight-asian="bold" style:font-size-complex="16pt" style:font-weight-complex="bold"/>
    </style:style>
    <style:style style:name="P88" style:family="paragraph" style:parent-style-name="Standard">
      <style:text-properties style:font-name="Courier New1" fo:font-size="16pt" fo:font-weight="bold" officeooo:paragraph-rsid="002e8420" style:font-size-asian="16pt" style:font-weight-asian="bold" style:font-size-complex="16pt" style:font-weight-complex="bold"/>
    </style:style>
    <style:style style:name="P89" style:family="paragraph" style:parent-style-name="Standard">
      <style:text-properties style:font-name="Courier New1" fo:font-size="16pt" fo:font-weight="bold" officeooo:paragraph-rsid="00337bf2" style:font-size-asian="16pt" style:font-weight-asian="bold" style:font-size-complex="16pt" style:font-weight-complex="bold"/>
    </style:style>
    <style:style style:name="P90" style:family="paragraph" style:parent-style-name="Standard">
      <style:text-properties style:font-name="Courier New1" fo:font-size="14pt" fo:font-weight="bold" officeooo:paragraph-rsid="002e8420" style:font-size-asian="14pt" style:font-weight-asian="bold" style:font-size-complex="14pt" style:font-weight-complex="bold"/>
    </style:style>
    <style:style style:name="P91" style:family="paragraph" style:parent-style-name="Standard">
      <style:text-properties officeooo:paragraph-rsid="003884ed"/>
    </style:style>
    <style:style style:name="P92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93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ef6fc"/>
    </style:style>
    <style:style style:name="P9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4032a6"/>
    </style:style>
    <style:style style:name="P95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44c108"/>
    </style:style>
    <style:style style:name="P96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rsid="0044c108" officeooo:paragraph-rsid="0045909a"/>
    </style:style>
    <style:style style:name="P97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rsid="00470c8c" officeooo:paragraph-rsid="004c8a21"/>
    </style:style>
    <style:style style:name="P98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Courier New2" fo:font-size="10pt" fo:font-weight="normal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Courier New2" fo:font-size="10pt" fo:font-weight="normal" officeooo:paragraph-rsid="003ef6fc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Courier New2" fo:font-size="10pt" fo:font-weight="normal" officeooo:rsid="004032a6" officeooo:paragraph-rsid="004032a6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Courier New2" fo:font-size="10pt" fo:font-weight="normal" officeooo:rsid="003ef6fc" officeooo:paragraph-rsid="004032a6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Courier New2" fo:font-size="10pt" fo:font-weight="normal" officeooo:rsid="0045909a" officeooo:paragraph-rsid="0045909a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Courier New2" fo:font-size="10pt" fo:font-weight="normal" officeooo:rsid="0045909a" officeooo:paragraph-rsid="004c8a21" style:font-size-asian="10pt" style:font-weight-asian="normal" style:font-size-complex="10pt" style:font-weight-complex="normal"/>
    </style:style>
    <style:style style:name="P104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105" style:family="paragraph" style:parent-style-name="Table_20_Contents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6" style:family="paragraph" style:parent-style-name="Table_20_Contents">
      <style:text-properties style:font-name="Courier New" fo:font-size="10pt" fo:font-weight="bold" officeooo:paragraph-rsid="0042be74" style:font-name-asian="Courier New" style:font-size-asian="10pt" style:font-weight-asian="bold" style:font-name-complex="Courier New" style:font-size-complex="10pt" style:font-weight-complex="bold"/>
    </style:style>
    <style:style style:name="P107" style:family="paragraph" style:parent-style-name="Table_20_Contents">
      <style:text-properties style:font-name="Courier New" fo:font-size="10pt" fo:font-weight="bold" officeooo:rsid="0042be74" officeooo:paragraph-rsid="0042be74" style:font-name-asian="Courier New" style:font-size-asian="10pt" style:font-weight-asian="bold" style:font-name-complex="Courier New" style:font-size-complex="10pt" style:font-weight-complex="bold"/>
    </style:style>
    <style:style style:name="P108" style:family="paragraph" style:parent-style-name="Table_20_Contents"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9" style:family="paragraph" style:parent-style-name="Table_20_Contents">
      <style:text-properties style:font-name="Courier New" fo:font-size="10pt" fo:font-weight="normal" officeooo:paragraph-rsid="002aadf5" style:font-name-asian="Courier New" style:font-size-asian="10pt" style:font-weight-asian="normal" style:font-name-complex="Courier New" style:font-size-complex="10pt" style:font-weight-complex="normal"/>
    </style:style>
    <style:style style:name="P110" style:family="paragraph" style:parent-style-name="Table_20_Contents">
      <style:text-properties style:font-name="Courier New" fo:font-size="10pt" fo:font-weight="normal" officeooo:rsid="002b8929" officeooo:paragraph-rsid="002b8929" style:font-name-asian="Courier New" style:font-size-asian="10pt" style:font-weight-asian="normal" style:font-name-complex="Courier New" style:font-size-complex="10pt" style:font-weight-complex="normal"/>
    </style:style>
    <style:style style:name="P111" style:family="paragraph" style:parent-style-name="Table_20_Contents">
      <style:text-properties style:font-name="Courier New" fo:font-size="10pt" fo:font-weight="normal" officeooo:rsid="002b8929" officeooo:paragraph-rsid="004032a6" style:font-name-asian="Courier New" style:font-size-asian="10pt" style:font-weight-asian="normal" style:font-name-complex="Courier New" style:font-size-complex="10pt" style:font-weight-complex="normal"/>
    </style:style>
    <style:style style:name="P112" style:family="paragraph" style:parent-style-name="Table_20_Contents">
      <style:text-properties style:font-name="Courier New" fo:font-size="10pt" fo:font-weight="normal" officeooo:paragraph-rsid="004032a6" style:font-name-asian="Courier New" style:font-size-asian="10pt" style:font-weight-asian="normal" style:font-name-complex="Courier New" style:font-size-complex="10pt" style:font-weight-complex="normal"/>
    </style:style>
    <style:style style:name="P113" style:family="paragraph" style:parent-style-name="Table_20_Contents">
      <style:text-properties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14" style:family="paragraph" style:parent-style-name="Table_20_Contents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5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16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officeooo:paragraph-rsid="002aadf5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17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officeooo:paragraph-rsid="002da9c7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18" style:family="paragraph" style:parent-style-name="Standard">
      <style:paragraph-properties fo:margin-left="-0.4925in" fo:margin-right="0in" fo:text-indent="0in" style:auto-text-indent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text-indent="0in" style:auto-text-indent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032a6" officeooo:paragraph-rsid="004032a6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1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6ad4c" officeooo:paragraph-rsid="0046ad4c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2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ef6fc" officeooo:paragraph-rsid="0044c108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3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ef6fc" officeooo:paragraph-rsid="004c8a21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4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70c8c" officeooo:paragraph-rsid="00470c8c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5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officeooo:rsid="003ef6fc" officeooo:paragraph-rsid="004c8a21" style:font-name-asian="Courier New" style:font-size-asian="10pt" style:font-style-asian="normal" style:font-weight-asian="bold" style:font-name-complex="Courier New" style:font-size-complex="10pt" style:font-style-complex="normal" style:font-weight-complex="bold" fo:hyphenate="true" fo:hyphenation-remain-char-count="2" fo:hyphenation-push-char-count="2" loext:hyphenation-no-caps="false"/>
    </style:style>
    <style:style style:name="P126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44c108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7" style:family="paragraph" style:parent-style-name="Standard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4c8a21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8" style:family="paragraph" style:parent-style-name="Standard" style:master-page-name="">
      <loext:graphic-properties draw:fill="none"/>
      <style:paragraph-properties fo:margin-left="0in" fo:margin-right="0in" fo:orphans="0" fo:widows="0" fo:hyphenation-ladder-count="no-limit" fo:text-indent="0in" style:auto-text-indent="false" style:page-number="auto" fo:background-color="transparent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3ef6fc" officeooo:paragraph-rsid="003ef6fc" style:font-name-asian="Courier New3" style:font-size-asian="10pt" style:font-style-asian="normal" style:font-weight-asian="normal" style:font-name-complex="Courier New3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29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style:page-number="auto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032a6" officeooo:paragraph-rsid="004032a6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30" style:family="paragraph" style:parent-style-name="Standard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31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style:page-number="auto" fo:background-color="transparent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3ef6fc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32" style:family="paragraph" style:parent-style-name="Standard" style:master-page-name="">
      <loext:graphic-properties draw:fill="none"/>
      <style:paragraph-properties fo:margin-left="0in" fo:margin-right="-2.4366in" fo:text-align="start" style:justify-single-word="false" fo:orphans="0" fo:widows="0" fo:hyphenation-ladder-count="no-limit" fo:text-indent="0in" style:auto-text-indent="false" style:page-number="auto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ef6fc" officeooo:paragraph-rsid="003ef6fc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33" style:family="paragraph" style:parent-style-name="Standard">
      <loext:graphic-properties draw:fill="none"/>
      <style:paragraph-properties fo:margin-left="0in" fo:margin-right="-2.4366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ef6fc" officeooo:paragraph-rsid="003ef6fc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34" style:family="paragraph" style:parent-style-name="Standard">
      <loext:graphic-properties draw:fill="none"/>
      <style:paragraph-properties fo:margin-left="0in" fo:margin-right="-2.4366in" fo:text-align="start" style:justify-single-word="false" fo:orphans="0" fo:widows="0" fo:hyphenation-ladder-count="no-limit" fo:text-indent="0in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032a6" officeooo:paragraph-rsid="004032a6" style:font-name-asian="Courier New" style:font-size-asian="10pt" style:font-style-asian="normal" style:font-weight-asian="normal" style:font-name-complex="Courier New" style:font-size-complex="10pt" style:font-style-complex="normal" style:font-weight-complex="normal" fo:hyphenate="true" fo:hyphenation-remain-char-count="2" fo:hyphenation-push-char-count="2" loext:hyphenation-no-caps="false"/>
    </style:style>
    <style:style style:name="P135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6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paragraph-rsid="003b71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7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b7183" officeooo:paragraph-rsid="003b71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8" style:family="paragraph" style:parent-style-name="Standard" style:list-style-name="L2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032a6" officeooo:paragraph-rsid="00403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9" style:family="paragraph" style:parent-style-name="Standard" style:list-style-name="L3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d8cb8" officeooo:paragraph-rsid="004d8c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0" style:family="paragraph" style:parent-style-name="Standard" style:list-style-name="L4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2e8420" officeooo:paragraph-rsid="00308d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1" style:family="paragraph" style:parent-style-name="Standard" style:list-style-name="L3">
      <style:text-properties officeooo:rsid="004d8cb8" officeooo:paragraph-rsid="004d8cb8"/>
    </style:style>
    <style:style style:name="P142" style:family="paragraph" style:parent-style-name="Standard" style:list-style-name="L4">
      <style:text-properties officeooo:paragraph-rsid="00308de8"/>
    </style:style>
    <style:style style:name="P143" style:family="paragraph" style:parent-style-name="Standard" style:list-style-name="L5">
      <style:text-properties officeooo:paragraph-rsid="00447f67"/>
    </style:style>
    <style:style style:name="P144" style:family="paragraph" style:parent-style-name="Standard" style:list-style-name="L5">
      <style:text-properties officeooo:rsid="00447f67" officeooo:paragraph-rsid="00447f67"/>
    </style:style>
    <style:style style:name="P145" style:family="paragraph" style:parent-style-name="Standard" style:list-style-name="L1">
      <style:paragraph-properties fo:margin-left="-0.4925in" fo:margin-right="0in" fo:text-indent="0in" style:auto-text-indent="false" fo:break-before="page"/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46" style:family="paragraph" style:parent-style-name="Standard" style:list-style-name="L1">
      <style:paragraph-properties fo:margin-left="-0.4925in" fo:margin-right="0in" fo:text-indent="0in" style:auto-text-indent="false"/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officeooo:rsid="00179ae5"/>
    </style:style>
    <style:style style:name="T2" style:family="text">
      <style:text-properties officeooo:rsid="001964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ef6fc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9648c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ac769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3d3118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4032a6" style:font-size-asian="16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08de8" style:font-weight-asian="normal" style:font-weight-complex="normal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weight="normal" style:font-weight-asian="normal" style:font-weight-complex="normal"/>
    </style:style>
    <style:style style:name="T15" style:family="text">
      <style:text-properties style:font-name="Courier New" fo:font-weight="normal" officeooo:rsid="0039941f" style:font-weight-asian="normal" style:font-weight-complex="normal"/>
    </style:style>
    <style:style style:name="T16" style:family="text">
      <style:text-properties style:font-name="Courier New" fo:font-weight="normal" officeooo:rsid="0042caeb" style:font-weight-asian="normal" style:font-weight-complex="normal"/>
    </style:style>
    <style:style style:name="T17" style:family="text">
      <style:text-properties style:font-name="Courier New" fo:font-size="10pt"/>
    </style:style>
    <style:style style:name="T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2" style:family="text">
      <style:text-properties style:font-name="Courier New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T23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ourier New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26" style:family="text">
      <style:text-properties style:font-name="Courier New" fo:font-weight="bold" style:font-weight-asian="bold" style:font-weight-complex="bold"/>
    </style:style>
    <style:style style:name="T27" style:family="text">
      <style:text-properties style:font-name="Courier New" fo:font-weight="bold" officeooo:rsid="00308de8" style:font-weight-asian="bold" style:font-weight-complex="bold"/>
    </style:style>
    <style:style style:name="T28" style:family="text">
      <style:text-properties style:font-name="Courier New" fo:font-weight="bold" officeooo:rsid="003ef6fc" style:font-weight-asian="bold" style:font-weight-complex="bold"/>
    </style:style>
    <style:style style:name="T29" style:family="text">
      <style:text-properties style:font-name="Courier New" officeooo:rsid="004db1ab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style:font-name-asian="Courier New" style:font-size-asian="10pt" style:font-name-complex="Courier New" style:font-size-complex="10pt"/>
    </style:style>
    <style:style style:name="T32" style:family="text">
      <style:text-properties style:font-name="Arial1"/>
    </style:style>
    <style:style style:name="T33" style:family="text">
      <style:text-properties style:font-name="Arial1" fo:font-size="10pt"/>
    </style:style>
    <style:style style:name="T34" style:family="text">
      <style:text-properties style:font-name="Arial1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5" style:family="text">
      <style:text-properties style:font-name="Arial1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6" style:family="text">
      <style:text-properties style:font-name="Arial1" fo:font-size="10pt" style:font-size-asian="10pt" style:font-size-complex="10pt"/>
    </style:style>
    <style:style style:name="T37" style:family="text">
      <style:text-properties style:font-name="Arial1" fo:font-size="10pt" fo:font-weight="bold" style:font-weight-asian="bold" style:font-weight-complex="bold"/>
    </style:style>
    <style:style style:name="T38" style:family="text">
      <style:text-properties style:font-name="Arial1" fo:font-size="10pt" officeooo:rsid="0019648c"/>
    </style:style>
    <style:style style:name="T39" style:family="text">
      <style:text-properties style:font-name="Arial1" fo:font-size="10pt" officeooo:rsid="0042be74"/>
    </style:style>
    <style:style style:name="T40" style:family="text">
      <style:text-properties style:font-name="Arial1" fo:font-size="10pt" officeooo:rsid="0054232a"/>
    </style:style>
    <style:style style:name="T41" style:family="text">
      <style:text-properties style:font-name="Arial1" fo:font-weight="bold" style:font-size-asian="16pt" style:font-weight-asian="bold" style:font-size-complex="16pt" style:font-weight-complex="bold"/>
    </style:style>
    <style:style style:name="T42" style:family="text">
      <style:text-properties style:font-name="Arial1" officeooo:rsid="0043028a"/>
    </style:style>
    <style:style style:name="T43" style:family="text">
      <style:text-properties style:font-name="Arial1" officeooo:rsid="0044c108"/>
    </style:style>
    <style:style style:name="T44" style:family="text">
      <style:text-properties style:font-name="Courier New1"/>
    </style:style>
    <style:style style:name="T45" style:family="text">
      <style:text-properties style:font-name="Courier New1" fo:font-size="10pt" style:font-size-asian="10pt" style:font-size-complex="10pt"/>
    </style:style>
    <style:style style:name="T46" style:family="text">
      <style:text-properties style:font-name="Courier New1" fo:font-weight="bold" style:font-weight-asian="bold" style:font-weight-complex="bold"/>
    </style:style>
    <style:style style:name="T47" style:family="text">
      <style:text-properties style:font-name="Courier New1" officeooo:rsid="0044c108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08d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39f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41d6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4c5c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3884e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47f6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4d8c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officeooo:rsid="00339fa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9" style:family="text">
      <style:text-properties fo:color="#000000" loext:opacity="100%" style:text-outline="false" style:text-line-through-style="none" style:text-line-through-type="none" style:text-position="0% 100%" style:font-name="Arial1" fo:font-style="normal" fo:text-shadow="none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0" style:family="text">
      <style:text-properties fo:color="#000000" loext:opacity="100%" style:text-outline="false" style:text-line-through-style="none" style:text-line-through-type="none" style:text-position="0% 100%" style:font-name="Courier New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bold" officeooo:rsid="00308de8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bold" officeooo:rsid="00339fa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64" style:family="text">
      <style:text-properties fo:color="#000000" loext:opacity="100%" style:text-outline="false" style:text-line-through-style="none" style:text-line-through-type="none" style:text-position="0% 100%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5" style:family="text">
      <style:text-properties fo:color="#000000" loext:opacity="100%" style:text-outline="false" style:text-line-through-style="none" style:text-line-through-type="none" style:text-position="0% 100%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7" style:family="text">
      <style:text-properties officeooo:rsid="0018e2e1"/>
    </style:style>
    <style:style style:name="T68" style:family="text">
      <style:text-properties fo:font-size="14pt" fo:font-weight="bold" style:font-size-asian="14pt" style:font-weight-asian="bold" style:font-size-complex="14pt" style:font-weight-complex="bold"/>
    </style:style>
    <style:style style:name="T69" style:family="text">
      <style:text-properties officeooo:rsid="001c7103"/>
    </style:style>
    <style:style style:name="T70" style:family="text">
      <style:text-properties officeooo:rsid="001d0b64"/>
    </style:style>
    <style:style style:name="T71" style:family="text">
      <style:text-properties officeooo:rsid="001dcb93"/>
    </style:style>
    <style:style style:name="T72" style:family="text">
      <style:text-properties officeooo:rsid="001eef2e"/>
    </style:style>
    <style:style style:name="T73" style:family="text">
      <style:text-properties officeooo:rsid="00206c10"/>
    </style:style>
    <style:style style:name="T74" style:family="text">
      <style:text-properties officeooo:rsid="002109fb"/>
    </style:style>
    <style:style style:name="T75" style:family="text">
      <style:text-properties officeooo:rsid="002131c4"/>
    </style:style>
    <style:style style:name="T76" style:family="text">
      <style:text-properties officeooo:rsid="0022b13f"/>
    </style:style>
    <style:style style:name="T77" style:family="text">
      <style:text-properties officeooo:rsid="0024a86f"/>
    </style:style>
    <style:style style:name="T78" style:family="text">
      <style:text-properties officeooo:rsid="00265a74"/>
    </style:style>
    <style:style style:name="T79" style:family="text">
      <style:text-properties officeooo:rsid="002759b6"/>
    </style:style>
    <style:style style:name="T80" style:family="text">
      <style:text-properties officeooo:rsid="00290bc3"/>
    </style:style>
    <style:style style:name="T81" style:family="text">
      <style:text-properties officeooo:rsid="002aadf5"/>
    </style:style>
    <style:style style:name="T82" style:family="text">
      <style:text-properties officeooo:rsid="002b8929"/>
    </style:style>
    <style:style style:name="T83" style:family="text">
      <style:text-properties officeooo:rsid="002bc070"/>
    </style:style>
    <style:style style:name="T84" style:family="text">
      <style:text-properties officeooo:rsid="002da9c7"/>
    </style:style>
    <style:style style:name="T85" style:family="text">
      <style:text-properties officeooo:rsid="002e0c35"/>
    </style:style>
    <style:style style:name="T86" style:family="text">
      <style:text-properties officeooo:rsid="002e8420"/>
    </style:style>
    <style:style style:name="T87" style:family="text">
      <style:text-properties officeooo:rsid="00308de8"/>
    </style:style>
    <style:style style:name="T88" style:family="text">
      <style:text-properties officeooo:rsid="00337bf2"/>
    </style:style>
    <style:style style:name="T89" style:family="text">
      <style:text-properties officeooo:rsid="00339fad"/>
    </style:style>
    <style:style style:name="T90" style:family="text">
      <style:text-properties officeooo:rsid="0034c5ca"/>
    </style:style>
    <style:style style:name="T91" style:family="text">
      <style:text-properties officeooo:rsid="003884ed"/>
    </style:style>
    <style:style style:name="T92" style:family="text">
      <style:text-properties officeooo:rsid="003b7183"/>
    </style:style>
    <style:style style:name="T93" style:family="text">
      <style:text-properties officeooo:rsid="003d3118"/>
    </style:style>
    <style:style style:name="T94" style:family="text">
      <style:text-properties officeooo:rsid="003ef6fc"/>
    </style:style>
    <style:style style:name="T95" style:family="text">
      <style:text-properties style:text-position="0% 100%" officeooo:rsid="003ef6fc"/>
    </style:style>
    <style:style style:name="T96" style:family="text">
      <style:text-properties style:text-position="0% 100%" fo:font-size="16pt" fo:font-weight="bold" officeooo:rsid="003ef6fc" style:font-size-asian="16pt" style:font-weight-asian="bold" style:font-size-complex="16pt" style:font-weight-complex="bold"/>
    </style:style>
    <style:style style:name="T97" style:family="text">
      <style:text-properties style:text-position="0% 100%" fo:font-weight="bold" officeooo:rsid="0044c108" style:font-weight-asian="bold" style:font-weight-complex="bold"/>
    </style:style>
    <style:style style:name="T98" style:family="text">
      <style:text-properties style:text-position="0% 100%" fo:font-weight="bold" officeooo:rsid="003ef6fc" style:font-weight-asian="bold" style:font-weight-complex="bold"/>
    </style:style>
    <style:style style:name="T99" style:family="text">
      <style:text-properties style:text-position="0% 100%" officeooo:rsid="0044c108"/>
    </style:style>
    <style:style style:name="T100" style:family="text">
      <style:text-properties style:text-position="0% 100%" officeooo:rsid="00470c8c"/>
    </style:style>
    <style:style style:name="T101" style:family="text">
      <style:text-properties style:text-position="0% 100%" officeooo:rsid="005964d6"/>
    </style:style>
    <style:style style:name="T102" style:family="text">
      <style:text-properties style:font-name="Courier New2" fo:font-size="10pt" fo:font-weight="normal" style:font-size-asian="10pt" style:font-weight-asian="normal" style:font-size-complex="10pt" style:font-weight-complex="normal"/>
    </style:style>
    <style:style style:name="T103" style:family="text">
      <style:text-properties style:font-name="Courier New2" fo:font-size="10pt" fo:font-weight="normal" officeooo:rsid="003ef6fc" style:font-size-asian="10pt" style:font-weight-asian="normal" style:font-size-complex="10pt" style:font-weight-complex="normal"/>
    </style:style>
    <style:style style:name="T104" style:family="text">
      <style:text-properties style:font-name="Courier New2" fo:font-size="10pt" fo:font-weight="normal" officeooo:rsid="004032a6" style:font-size-asian="10pt" style:font-weight-asian="normal" style:font-size-complex="10pt" style:font-weight-complex="normal"/>
    </style:style>
    <style:style style:name="T105" style:family="text">
      <style:text-properties style:font-name="Courier New2" fo:font-size="10pt" fo:font-weight="normal" officeooo:rsid="0044c108" style:font-size-asian="10pt" style:font-weight-asian="normal" style:font-size-complex="10pt" style:font-weight-complex="normal"/>
    </style:style>
    <style:style style:name="T106" style:family="text">
      <style:text-properties style:font-name="Courier New2" fo:font-size="10pt" fo:font-weight="normal" officeooo:rsid="0045909a" style:font-size-asian="10pt" style:font-weight-asian="normal" style:font-size-complex="10pt" style:font-weight-complex="normal"/>
    </style:style>
    <style:style style:name="T107" style:family="text">
      <style:text-properties style:font-name="Courier New2" fo:font-size="10pt" fo:font-weight="normal" officeooo:rsid="004edfc1" style:font-size-asian="10pt" style:font-weight-asian="normal" style:font-size-complex="10pt" style:font-weight-complex="normal"/>
    </style:style>
    <style:style style:name="T108" style:family="text">
      <style:text-properties style:font-name="Courier New2" fo:font-size="10pt" fo:font-weight="normal" officeooo:rsid="00504912" style:font-size-asian="10pt" style:font-weight-asian="normal" style:font-size-complex="10pt" style:font-weight-complex="normal"/>
    </style:style>
    <style:style style:name="T109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110" style:family="text">
      <style:text-properties style:font-name="Courier New2" fo:font-size="16pt" fo:font-weight="bold" officeooo:rsid="003ef6fc" style:font-size-asian="16pt" style:font-weight-asian="bold" style:font-size-complex="16pt" style:font-weight-complex="bold"/>
    </style:style>
    <style:style style:name="T111" style:family="text">
      <style:text-properties style:font-name="Arial" officeooo:rsid="003ef6fc" style:font-name-asian="Courier New3" style:font-name-complex="Courier New3"/>
    </style:style>
    <style:style style:name="T112" style:family="text">
      <style:text-properties style:font-name="Arial" fo:font-weight="bold" style:font-name-asian="Courier New3" style:font-weight-asian="bold" style:font-name-complex="Courier New3" style:font-weight-complex="bold"/>
    </style:style>
    <style:style style:name="T113" style:family="text">
      <style:text-properties officeooo:rsid="004032a6"/>
    </style:style>
    <style:style style:name="T114" style:family="text">
      <style:text-properties officeooo:rsid="0042be74"/>
    </style:style>
    <style:style style:name="T115" style:family="text">
      <style:text-properties officeooo:rsid="0042caeb"/>
    </style:style>
    <style:style style:name="T116" style:family="text">
      <style:text-properties officeooo:rsid="0043028a"/>
    </style:style>
    <style:style style:name="T117" style:family="text">
      <style:text-properties officeooo:rsid="00447f67"/>
    </style:style>
    <style:style style:name="T118" style:family="text">
      <style:text-properties officeooo:rsid="0044c108"/>
    </style:style>
    <style:style style:name="T119" style:family="text">
      <style:text-properties officeooo:rsid="0046ad4c"/>
    </style:style>
    <style:style style:name="T120" style:family="text">
      <style:text-properties officeooo:rsid="004db1ab"/>
    </style:style>
    <style:style style:name="T121" style:family="text">
      <style:text-properties officeooo:rsid="004e347b"/>
    </style:style>
    <style:style style:name="T122" style:family="text">
      <style:text-properties officeooo:rsid="004e63c2"/>
    </style:style>
    <style:style style:name="T123" style:family="text">
      <style:text-properties officeooo:rsid="005401a2"/>
    </style:style>
    <style:style style:name="T124" style:family="text">
      <style:text-properties style:font-name="Corbel" fo:font-size="10pt"/>
    </style:style>
    <style:style style:name="T125" style:family="text">
      <style:text-properties officeooo:rsid="0054d945"/>
    </style:style>
    <style:style style:name="T126" style:family="text">
      <style:text-properties officeooo:rsid="005775d8"/>
    </style:style>
    <style:style style:name="T127" style:family="text">
      <style:text-properties officeooo:rsid="005a296d"/>
    </style:style>
    <style:style style:name="T128" style:family="text">
      <style:text-properties officeooo:rsid="005bc16f"/>
    </style:style>
    <style:style style:name="T129" style:family="text">
      <style:text-properties officeooo:rsid="005d8f3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40. </text:span>Function Templates</text:p>
      <text:p text:style-name="P4"/>
      <text:p text:style-name="P4"/>
      <text:p text:style-name="P5">Objectives</text:p>
      <text:list xml:id="list1678996201" text:style-name="L1">
        <text:list-item>
          <text:p text:style-name="P135">Write <text:span text:style-name="T2">function </text:span>template<text:span text:style-name="T2">s</text:span></text:p>
        </text:list-item>
        <text:list-item>
          <text:p text:style-name="P137">Make template function instantiation</text:p>
        </text:list-item>
        <text:list-item>
          <text:p text:style-name="P136"><text:span text:style-name="T92">Write function template s</text:span>pecialization</text:p>
        </text:list-item>
        <text:list-item>
          <text:p text:style-name="P135">Write header file for templates</text:p>
        </text:list-item>
      </text:list>
      <text:p text:style-name="P6"/>
      <text:p text:style-name="P27">We now come to a very important area in modern C++ programming. The concept of templates. There are three types of templates</text:p>
      <text:list xml:id="list769584155" text:style-name="L2">
        <text:list-item>
          <text:p text:style-name="P138">Function templates</text:p>
        </text:list-item>
        <text:list-item>
          <text:p text:style-name="P138">Struct templates</text:p>
        </text:list-item>
        <text:list-item>
          <text:p text:style-name="P138">Class templates</text:p>
        </text:list-item>
      </text:list>
      <text:p text:style-name="P29">For this chapter I’ll focus on function templates. </text:p>
      <text:p text:style-name="P29"/>
      <text:p text:style-name="P31">C++ template programming is a very important technique in C++ programming because templates produces code. When you are writing C++ templates, you are not just writing code – you are writing code that produces code.</text:p>
      <text:p text:style-name="P28"/>
      <text:p text:style-name="P30">Modern C++ libraries are frequently written using templates. This is the case for <text:span text:style-name="T119">general algorithms and data structures, </text:span>scientific computation, computer vision, linear algebra, AI, etc. </text:p>
      <text:p text:style-name="P28"/>
      <text:p text:style-name="P30">This is only going to be a short introduction to function templates. C++ templates is a very vast subject, with the C++ standards committee adding new features to templates every few years.</text:p>
      <text:p text:style-name="P28"/>
      <text:p text:style-name="P30">OK. Let’s go.</text:p>
      <text:list xml:id="list175035370929023" text:continue-list="list1678996201" text:style-name="L1">
        <text:list-header>
          <text:p text:style-name="P145">An <text:span text:style-name="T67">e</text:span>xample of a <text:span text:style-name="T67">f</text:span>unction <text:span text:style-name="T67">t</text:span>emplate</text:p>
        </text:list-header>
      </text:list>
      <text:p text:style-name="P118"/>
      <text:p text:style-name="P119">Function templates are great ... really. It's perfect for people who want to write less code. Let's try an example.</text:p>
      <text:p text:style-name="P119"/>
      <text:p text:style-name="P119">Run this program.</text:p>
      <table:table table:name="Table14" table:style-name="Table14">
        <table:table-column table:style-name="Table14.A"/>
        <table:table-row table:style-name="TableLine1853575425328">
          <table:table-cell table:style-name="Table14.A1" office:value-type="string">
            <text:p text:style-name="P61">#include &lt;iostream&gt; </text:p>
            <text:p text:style-name="P61"/>
            <text:p text:style-name="P61">void println(int x) </text:p>
            <text:p text:style-name="P61">{ </text:p>
            <text:p text:style-name="P61"><text:s text:c="4"/>std::cout &lt;&lt; x &lt;&lt; std::endl; </text:p>
            <text:p text:style-name="P61">} </text:p>
            <text:p text:style-name="P61"/>
            <text:p text:style-name="P61"/>
            <text:p text:style-name="P61">int main() </text:p>
            <text:p text:style-name="P61">{ </text:p>
            <text:p text:style-name="P61"><text:s text:c="4"/>println(1);</text:p>
            <text:p text:style-name="P61"><text:s text:c="4"/>println(3.14);</text:p>
            <text:p text:style-name="P61"><text:s text:c="4"/>println('c');</text:p>
            <text:p text:style-name="P61"><text:s text:c="4"/>return 0;</text:p>
            <text:p text:style-name="P71">}</text:p>
          </table:table-cell>
        </table:table-row>
      </table:table>
      <text:p text:style-name="P6"/>
      <text:p text:style-name="P53"><text:span text:style-name="T48">When you call </text:span><text:span text:style-name="T60">println(3.14)</text:span><text:span text:style-name="T48">, C++ will try to find a function that best fit the value passed in (i.e. a </text:span><text:span text:style-name="T61">double</text:span><text:span text:style-name="T48">). The closest is our </text:span><text:span text:style-name="T61">println()</text:span><text:span text:style-name="T48"> function but it accepts as </text:span><text:span text:style-name="T17">int</text:span><text:span text:style-name="T48">. So C++ typcast the </text:span><text:span text:style-name="T61">double</text:span><text:span text:style-name="T48"> 3.14 to an </text:span><text:span text:style-name="T61">int</text:span><text:span text:style-name="T48">, i.e. 3, and call </text:span><text:span text:style-name="T60">println()</text:span><text:span text:style-name="T48">. </text:span></text:p>
      <text:p text:style-name="P6"/>
      <text:p text:style-name="P6">Let's say we do not want C++ to typecast. So here's the program we want:</text:p>
      <table:table table:name="Table15" table:style-name="Table15">
        <table:table-column table:style-name="Table15.A"/>
        <table:table-row table:style-name="TableLine1853575412000">
          <table:table-cell table:style-name="Table15.A1" office:value-type="string">
            <text:p text:style-name="P61">#include &lt;iostream&gt; </text:p>
            <text:p text:style-name="P61"/>
            <text:p text:style-name="P61">void println(int x) </text:p>
            <text:p text:style-name="P61">{ </text:p>
            <text:p text:style-name="P61"><text:s text:c="4"/>std::cout &lt;&lt; x &lt;&lt; std::endl; </text:p>
            <text:p text:style-name="P61">} </text:p>
            <text:p text:style-name="P61"/>
            <text:p text:style-name="P61"/>
            <text:p text:style-name="P61">void println(double y) </text:p>
            <text:p text:style-name="P61">{ </text:p>
            <text:p text:style-name="P61"><text:s text:c="4"/>std::cout &lt;&lt; y &lt;&lt; std::endl; </text:p>
            <text:p text:style-name="P61">}</text:p>
            <text:p text:style-name="P61"/>
            <text:p text:style-name="P61"/>
            <text:p text:style-name="P61">void println(char z) </text:p>
            <text:p text:style-name="P61">{ </text:p>
            <text:p text:style-name="P61"><text:s text:c="4"/>std::cout &lt;&lt; z &lt;&lt; std::endl; </text:p>
            <text:p text:style-name="P61">}</text:p>
            <text:p text:style-name="P61"/>
            <text:p text:style-name="P61"/>
            <text:p text:style-name="P61">int main() </text:p>
            <text:p text:style-name="P61">{ </text:p>
            <text:p text:style-name="P61"><text:s text:c="4"/>println(1);</text:p>
            <text:p text:style-name="P61"><text:s text:c="4"/>println(3.14);</text:p>
            <text:p text:style-name="P61"><text:soft-page-break/><text:s text:c="4"/>println('c');</text:p>
            <text:p text:style-name="P61"><text:s text:c="4"/>return 0;</text:p>
            <text:p text:style-name="P71">}</text:p>
          </table:table-cell>
        </table:table-row>
      </table:table>
      <text:p text:style-name="P6"/>
      <text:p text:style-name="P6">Boy ... what a pain!!! Furthermore the functions all look pretty similar. Smart people hate to do silly things like this: mindless duplication of <text:s/>code.</text:p>
      <text:p text:style-name="P6"/>
      <text:p text:style-name="P6">OK. Before you swear at C++, rewrite this program like this:</text:p>
      <table:table table:name="Table16" table:style-name="Table16">
        <table:table-column table:style-name="Table16.A"/>
        <table:table-row table:style-name="TableLine1853575418800">
          <table:table-cell table:style-name="Table16.A1" office:value-type="string">
            <text:p text:style-name="P61">#include &lt;iostream&gt; </text:p>
            <text:p text:style-name="P61"/>
            <text:p text:style-name="P87">template &lt; typename T &gt;</text:p>
            <text:p text:style-name="P61">void println(<text:span text:style-name="T5">T</text:span> x) </text:p>
            <text:p text:style-name="P61">{ </text:p>
            <text:p text:style-name="P61"><text:s text:c="4"/>std::cout &lt;&lt; x &lt;&lt; std::endl; </text:p>
            <text:p text:style-name="P61">} </text:p>
            <text:p text:style-name="P61"/>
            <text:p text:style-name="P61"/>
            <text:p text:style-name="P61">int main() </text:p>
            <text:p text:style-name="P61">{ </text:p>
            <text:p text:style-name="P61"><text:s text:c="4"/>println<text:span text:style-name="T5">&lt; int &gt;</text:span>(1);</text:p>
            <text:p text:style-name="P61"><text:s text:c="4"/>println<text:span text:style-name="T5">&lt; double &gt;</text:span>(3.14);</text:p>
            <text:p text:style-name="P61"><text:s text:c="4"/>println<text:span text:style-name="T5">&lt; char &gt;</text:span>('c');</text:p>
            <text:p text:style-name="P61"><text:s text:c="4"/>return 0;</text:p>
            <text:p text:style-name="P71">}</text:p>
          </table:table-cell>
        </table:table-row>
      </table:table>
      <text:p text:style-name="P6"/>
      <text:p text:style-name="P130">WOW!!! There is only one function and it seems to work for all three cases!!!</text:p>
      <text:p text:style-name="P118"/>
      <text:p text:style-name="P6">The “function”</text:p>
      <table:table table:name="Table27" table:style-name="Table27">
        <table:table-column table:style-name="Table27.A"/>
        <table:table-row table:style-name="TableLine1853575413088">
          <table:table-cell table:style-name="Table27.A1" office:value-type="string">
            <text:p text:style-name="P78">template &lt; <text:span text:style-name="T69">typename</text:span> T &gt;</text:p>
            <text:p text:style-name="P78">void println(T x) </text:p>
            <text:p text:style-name="P78">{ </text:p>
            <text:p text:style-name="P78"><text:s text:c="2"/>...</text:p>
            <text:p text:style-name="P61"><text:span text:style-name="T11">}</text:span> </text:p>
          </table:table-cell>
        </table:table-row>
      </table:table>
      <text:p text:style-name="P6">is called a <text:span text:style-name="T5">function template</text:span>. It's actually not a function. It's like a rubber stamp for producing functions. You should think of the <text:span text:style-name="T24">T</text:span> as a <text:s/><text:span text:style-name="T5">type variable</text:span><text:span text:style-name="T30"> for the compiler. Here's how the compiler use this </text:span><text:span text:style-name="T20">T</text:span><text:span text:style-name="T30">. When the compiler see this statement in your program:</text:span></text:p>
      <table:table table:name="Table28" table:style-name="Table28">
        <table:table-column table:style-name="Table28.A"/>
        <table:table-row table:style-name="TableLine1853575413632">
          <table:table-cell table:style-name="Table28.A1" office:value-type="string">
            <text:p text:style-name="P104">...</text:p>
            <text:p text:style-name="P61"><text:s text:c="2"/>println<text:span text:style-name="T3">&lt; int &gt;</text:span>(1);</text:p>
            <text:p text:style-name="P59">...</text:p>
          </table:table-cell>
        </table:table-row>
      </table:table>
      <text:p text:style-name="P6"><text:span text:style-name="T30">it (i.e., the compile) says: “Aha! So you need </text:span><text:span text:style-name="T19">println</text:span><text:span text:style-name="T21">&lt; </text:span><text:span text:style-name="T22">int </text:span><text:span text:style-name="T21">&gt;</text:span><text:span text:style-name="T34">. OK I'll take the rubber stamp </text:span><text:span text:style-name="T19">println</text:span><text:span text:style-name="T34"> (i.e. the function template) and create one with </text:span><text:span text:style-name="T25">T</text:span><text:span text:style-name="T34"> replaced by </text:span><text:span text:style-name="T22">int</text:span><text:span text:style-name="T34">.” </text:span></text:p>
      <text:p text:style-name="P6"/>
      <text:p text:style-name="P6"><text:soft-page-break/>In other words C++ will insert this into the program:</text:p>
      <table:table table:name="Table29" table:style-name="Table29">
        <table:table-column table:style-name="Table29.A"/>
        <table:table-row table:style-name="TableLine1853575415264">
          <table:table-cell table:style-name="Table29.A1" office:value-type="string">
            <text:p text:style-name="P105">...</text:p>
            <text:p text:style-name="P105"/>
            <text:p text:style-name="P61">void println(<text:span text:style-name="T5">int</text:span> x) </text:p>
            <text:p text:style-name="P61">{ </text:p>
            <text:p text:style-name="P61"><text:s text:c="2"/>std::cout &lt;&lt; x &lt;&lt; std::endl; </text:p>
            <text:p text:style-name="P61">} </text:p>
            <text:p text:style-name="P76"/>
            <text:p text:style-name="P104">...</text:p>
          </table:table-cell>
        </table:table-row>
      </table:table>
      <text:p text:style-name="P32">It might be better to think of the instantiated function as:</text:p>
      <table:table table:name="Table30" table:style-name="Table30">
        <table:table-column table:style-name="Table30.A"/>
        <table:table-row table:style-name="TableLine1853575442192">
          <table:table-cell table:style-name="Table30.A1" office:value-type="string">
            <text:p text:style-name="P106">template &lt;&gt;</text:p>
            <text:p text:style-name="P81">void println(<text:span text:style-name="T3">int</text:span> x) </text:p>
            <text:p text:style-name="P81">{ </text:p>
            <text:p text:style-name="P81"><text:s text:c="2"/>std::cout &lt;&lt; x &lt;&lt; std::endl; </text:p>
            <text:p text:style-name="P65"><text:span text:style-name="T11">}</text:span> </text:p>
          </table:table-cell>
        </table:table-row>
      </table:table>
      <text:p text:style-name="P32"/>
      <text:p text:style-name="P6"><text:span text:style-name="T48">This “production of a C++ function” by a function template is called a </text:span><text:span text:style-name="T5">function instantiation</text:span><text:span text:style-name="T48">. </text:span>Note that if <text:span text:style-name="T13">println&lt;char *&gt;()</text:span> was not called, the <text:span text:style-name="T67">following </text:span>function will <text:span text:style-name="T66">not</text:span> appear in your program:</text:p>
      <table:table table:name="Table33" table:style-name="Table33">
        <table:table-column table:style-name="Table33.A"/>
        <table:table-row table:style-name="TableLine1853575435392">
          <table:table-cell table:style-name="Table33.A1" office:value-type="string">
            <text:p text:style-name="P105">...</text:p>
            <text:p text:style-name="P105"/>
            <text:p text:style-name="P107">template &lt;&gt;</text:p>
            <text:p text:style-name="P78">void println(char * x) </text:p>
            <text:p text:style-name="P78">{ </text:p>
            <text:p text:style-name="P78"><text:s text:c="2"/>std::cout &lt;&lt; x &lt;&lt; std::endl; </text:p>
            <text:p text:style-name="P78">} </text:p>
            <text:p text:style-name="P85"/>
            <text:p text:style-name="P104">...</text:p>
          </table:table-cell>
        </table:table-row>
      </table:table>
      <text:p text:style-name="P6"/>
      <text:p text:style-name="P6">Note that the function template itself is actually not included in the <text:span text:style-name="T114">binary executable </text:span>code that is executed. It's only used as a rubber stamp by the compiler for creating actual functions.</text:p>
      <text:p text:style-name="P6"/>
      <text:p text:style-name="P6">Writing function templates is sort of like writing <text:span text:style-name="T5">code that </text:span><text:span text:style-name="T10">produces</text:span><text:span text:style-name="T5"> code</text:span>. Specifically a function template can produce functions. This style of programming is called <text:span text:style-name="T5">generic programming</text:span>. <text:span text:style-name="T93">Template</text:span><text:span text:style-name="T114">s</text:span><text:span text:style-name="T93"> also lead to something called </text:span><text:span text:style-name="T8">metaprogramming</text:span><text:span text:style-name="T93">, but I won’t get into that </text:span><text:span text:style-name="T114">because that’s beyond the scope of basic programming.</text:span></text:p>
      <text:p text:style-name="P6"/>
      <text:p text:style-name="P6">Do you see the power of function templates?</text:p>
      <text:p text:style-name="P6"/>
      <text:p text:style-name="P6">The variable type <text:span text:style-name="T13">T</text:span> (usually called a <text:span text:style-name="T5">type parameter</text:span>) can appear anyw<text:span text:style-name="T67">here</text:span> in the function template, not just in the function header. Below is an example where the type parameter appears as a return type.</text:p>
      <text:p text:style-name="P6"/>
      <text:p text:style-name="P6">Another thing to remember is that you can use any identifier name for the type parameter. I used <text:span text:style-name="T13">T</text:span>. You can use <text:span text:style-name="T13">X</text:span> if you like. But the practice is to <text:soft-page-break/><text:span text:style-name="T123">use </text:span>a single uppercase letter.</text:p>
      <text:p text:style-name="P43"/>
      <text:p text:style-name="P43"/>
      <text:p text:style-name="P53"><text:span text:style-name="T37">Exercise.</text:span><text:span text:style-name="T34"> In this example the same type parameter</text:span><text:span text:style-name="T35"> appears as a </text:span><text:span text:style-name="T41">return type</text:span><text:span text:style-name="T35">.</text:span><text:span text:style-name="T34"> You are given the following program:</text:span></text:p>
      <table:table table:name="Table11" table:style-name="Table11">
        <table:table-column table:style-name="Table11.A"/>
        <table:table-row table:style-name="TableLine1853575428592">
          <table:table-cell table:style-name="Table11.A1" office:value-type="string">
            <text:p text:style-name="P61">#include &lt;iostream&gt; </text:p>
            <text:p text:style-name="P61"/>
            <text:p text:style-name="P61">int addOne(int x) </text:p>
            <text:p text:style-name="P61">{ </text:p>
            <text:p text:style-name="P61"><text:s text:c="2"/>return x + 1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2"/>int a = 1; </text:p>
            <text:p text:style-name="P61"><text:s text:c="2"/>std::cout &lt;&lt; addOne(a) &lt;&lt; '\n'; </text:p>
            <text:p text:style-name="P61"><text:s text:c="2"/><text:span text:style-name="T114">return 0;</text:span></text:p>
            <text:p text:style-name="P71">}</text:p>
          </table:table-cell>
        </table:table-row>
      </table:table>
      <text:p text:style-name="P6">Run it. Easy program right? Now run this:</text:p>
      <table:table table:name="Table12" table:style-name="Table12">
        <table:table-column table:style-name="Table12.A"/>
        <table:table-row table:style-name="TableLine1853575437840">
          <table:table-cell table:style-name="Table12.A1" office:value-type="string">
            <text:p text:style-name="P61">#include &lt;iostream&gt;</text:p>
            <text:p text:style-name="P61"/>
            <text:p text:style-name="P61">int addOne(int x) </text:p>
            <text:p text:style-name="P61">{ </text:p>
            <text:p text:style-name="P61"><text:s text:c="2"/>return x + 1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2"/>int a = 1; </text:p>
            <text:p text:style-name="P61"><text:s text:c="2"/>std::cout &lt;&lt; addOne(a) &lt;&lt; '\n'; </text:p>
            <text:p text:style-name="P61"><text:s text:c="2"/>std::cout &lt;&lt; addOne(3.3) &lt;&lt; '\n'; </text:p>
            <text:p text:style-name="P61"><text:s text:c="2"/><text:span text:style-name="T114">return 0;</text:span></text:p>
            <text:p text:style-name="P71">}</text:p>
          </table:table-cell>
        </table:table-row>
      </table:table>
      <text:p text:style-name="P6"/>
      <text:p text:style-name="P86"><text:span text:style-name="T48">The 3.3 is passed to the x of </text:span><text:span text:style-name="T61">addOne()</text:span><text:span text:style-name="T48"> which will typecast the value to an integer, i.e. 3. </text:span><text:span text:style-name="T36">Now</text:span><text:span text:style-name="T48"> rewrite the program so that the </text:span><text:span text:style-name="T61">addOne()</text:span><text:span text:style-name="T48"> function becomes a function template; some test code is included to test your function template. The types that needs to be parameterized (made into a variable) is in bold and larger font.</text:span></text:p>
      <table:table table:name="Table13" table:style-name="Table13">
        <table:table-column table:style-name="Table13.A"/>
        <table:table-row table:style-name="TableLine1853575443552">
          <table:table-cell table:style-name="Table13.A1" office:value-type="string">
            <text:p text:style-name="P78">#include &lt;iostream&gt;</text:p>
            <text:p text:style-name="P77"/>
            <text:p text:style-name="P61"><text:span text:style-name="T5">int</text:span> addOne(<text:span text:style-name="T5">int</text:span> x) </text:p>
            <text:p text:style-name="P61">{ </text:p>
            <text:p text:style-name="P61"><text:s text:c="2"/>return x + 1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2"/>int a = 1; </text:p>
            <text:p text:style-name="P60"><text:span text:style-name="T44"><text:s text:c="2"/>std::cout &lt;&lt; addOne</text:span><text:span text:style-name="T46">&lt; int &gt;</text:span><text:span text:style-name="T44">(a) &lt;&lt; '\n'; </text:span></text:p>
            <text:p text:style-name="P61"/>
            <text:p text:style-name="P77"><text:soft-page-break/><text:s text:c="2"/>std::cout &lt;&lt; addOne&lt; double &gt;(3.3) &lt;&lt; '\n'; </text:p>
            <text:p text:style-name="P77"><text:s text:c="2"/>std::cout &lt;&lt; addOne&lt; char &gt;('c') &lt;&lt; '\n'; </text:p>
            <text:p text:style-name="P77"/>
            <text:p text:style-name="P77"><text:s text:c="2"/>int * p = new int;</text:p>
            <text:p text:style-name="P77"><text:s text:c="2"/>std::cout &lt;&lt; addOne&lt; int * &gt;(p) &lt;&lt; '\n'; </text:p>
            <text:p text:style-name="P77"/>
            <text:p text:style-name="P60"><text:span text:style-name="T45"><text:s text:c="2"/>return 0;</text:span><text:span text:style-name="T44"> <text:s/></text:span></text:p>
            <text:p text:style-name="P71">}</text:p>
          </table:table-cell>
        </table:table-row>
      </table:table>
      <text:p text:style-name="P53"><text:span text:style-name="T34">(Note that I'm using the </text:span><text:span text:style-name="T19">addOne()</text:span><text:span text:style-name="T34"> function with </text:span><text:span text:style-name="T19">double</text:span><text:span text:style-name="T34">, </text:span><text:span text:style-name="T19">char</text:span><text:span text:style-name="T34">, </text:span><text:span text:style-name="T19">int*</text:span><text:span text:style-name="T34"> values which have the + operator, i.e. i</text:span><text:span text:style-name="T40">f</text:span><text:span text:style-name="T34"> </text:span><text:span text:style-name="T17">x</text:span><text:span text:style-name="T34"> in either an </text:span><text:span text:style-name="T17">int</text:span><text:span text:style-name="T34">, or a </text:span><text:span text:style-name="T17">double</text:span><text:span text:style-name="T34">, or a </text:span><text:span text:style-name="T124">char</text:span><text:span text:style-name="T34">, or an </text:span><text:span text:style-name="T17">int*</text:span><text:span text:style-name="T34">, the following makes sense in C++:</text:span></text:p>
      <text:p text:style-name="P6"/>
      <text:p text:style-name="P51"><text:tab/>x + 1;</text:p>
      <text:p text:style-name="P6"/>
      <text:p text:style-name="P6"/>
      <text:p text:style-name="P53"><text:span text:style-name="T37">Exercise.</text:span><text:span text:style-name="T48"> In this exercise you write a function </text:span><text:span text:style-name="T38">template</text:span><text:span text:style-name="T48"> with one type parameter that appears in the function body. Here's one familiar </text:span><text:span text:style-name="T61">swap()</text:span><text:span text:style-name="T48"> function.</text:span></text:p>
      <table:table table:name="Table6" table:style-name="Table6">
        <table:table-column table:style-name="Table6.A"/>
        <table:table-row table:style-name="TableLine1853575428320">
          <table:table-cell table:style-name="Table6.A1" office:value-type="string">
            <text:p text:style-name="P71">#include &lt;iostream&gt;</text:p>
            <text:p text:style-name="P71"/>
            <text:p text:style-name="P61">void swap(int &amp; x, int &amp; y) </text:p>
            <text:p text:style-name="P61">{ </text:p>
            <text:p text:style-name="P61"><text:s text:c="2"/>int t; </text:p>
            <text:p text:style-name="P61"><text:s text:c="2"/><text:span text:style-name="T93">t</text:span> = x; </text:p>
            <text:p text:style-name="P61"><text:s text:c="2"/>x = y; </text:p>
            <text:p text:style-name="P61"><text:s text:c="2"/>y = t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2"/>int x = 1, y = 42; </text:p>
            <text:p text:style-name="P61"><text:s text:c="2"/>swap(x, y); </text:p>
            <text:p text:style-name="P61"><text:s text:c="2"/>std::cout &lt;&lt; x &lt;&lt; ' ' &lt;&lt; y &lt;&lt; std::endl;</text:p>
            <text:p text:style-name="P61"><text:s text:c="2"/>return 0; </text:p>
            <text:p text:style-name="P61">} </text:p>
          </table:table-cell>
        </table:table-row>
      </table:table>
      <text:p text:style-name="P6">Rewrite it into a function <text:span text:style-name="T2">template </text:span>and test it with the extra code. <text:span text:style-name="T114">HINT: </text:span>The types that <text:span text:style-name="T114">should</text:span> be parameterized are in bold and larger font.</text:p>
      <table:table table:name="Table7" table:style-name="Table7">
        <table:table-column table:style-name="Table7.A"/>
        <table:table-row table:style-name="TableLine1853575432672">
          <table:table-cell table:style-name="Table7.A1" office:value-type="string">
            <text:p text:style-name="P71">#include &lt;iostream&gt;</text:p>
            <text:p text:style-name="P71"/>
            <text:p text:style-name="P61">void swap(<text:span text:style-name="T5">int</text:span> &amp; x, <text:span text:style-name="T5">int</text:span> &amp; y) </text:p>
            <text:p text:style-name="P61">{ </text:p>
            <text:p text:style-name="P61"><text:s text:c="2"/><text:span text:style-name="T5">int</text:span> temp; </text:p>
            <text:p text:style-name="P61"><text:s text:c="2"/>temp = x; </text:p>
            <text:p text:style-name="P61"><text:s text:c="2"/>x = y; </text:p>
            <text:p text:style-name="P61"><text:s text:c="2"/>y = temp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2"/>int x = 1, y = 42; </text:p>
            <text:p text:style-name="P61"><text:s text:c="2"/>swap&lt; int &gt;(x, y); </text:p>
            <text:p text:style-name="P61"><text:s text:c="2"/>std::cout &lt;&lt; x &lt;&lt; ' ' &lt;&lt; y &lt;&lt; std::endl;</text:p>
            <text:p text:style-name="P61"><text:soft-page-break/></text:p>
            <text:p text:style-name="P61"><text:s text:c="2"/>double a = 1.2, b = 3.4; </text:p>
            <text:p text:style-name="P61"><text:s text:c="2"/>swap&lt; double &gt;(a, b); </text:p>
            <text:p text:style-name="P61"><text:s text:c="2"/>std::cout &lt;&lt; <text:span text:style-name="T125">a</text:span> &lt;&lt; ' ' &lt;&lt; <text:span text:style-name="T125">b</text:span> &lt;&lt; std::endl;</text:p>
            <text:p text:style-name="P61"/>
            <text:p text:style-name="P61"><text:s text:c="2"/>return 0; </text:p>
            <text:p text:style-name="P61">} </text:p>
          </table:table-cell>
        </table:table-row>
      </table:table>
      <text:p text:style-name="P6"/>
      <text:p text:style-name="P6"/>
      <text:p text:style-name="P54"><text:span text:style-name="T37">Exercise.</text:span><text:span text:style-name="T33"> </text:span><text:span text:style-name="T39">Complete the following:</text:span></text:p>
      <table:table table:name="Table50" table:style-name="Table50">
        <table:table-column table:style-name="Table50.A"/>
        <table:table-row table:style-name="TableLine1853575441648">
          <table:table-cell table:style-name="Table50.A1" office:value-type="string">
            <text:p text:style-name="P75">#include &lt;iostream&gt;</text:p>
            <text:p text:style-name="P65"/>
            <text:p text:style-name="P65">int main() </text:p>
            <text:p text:style-name="P65">{ </text:p>
            <text:p text:style-name="P65"><text:s text:c="2"/><text:span text:style-name="T114">std::cout &lt;&lt; max&lt; int &gt;</text:span>(<text:span text:style-name="T114">1</text:span>, <text:span text:style-name="T114">3</text:span>) &lt;&lt; '<text:span text:style-name="T114">\n</text:span>';</text:p>
            <text:p text:style-name="P66"><text:s text:c="2"/><text:span text:style-name="T114">std::cout &lt;&lt; max&lt; double &gt;</text:span>(<text:span text:style-name="T114">3.1</text:span>, <text:span text:style-name="T114">1.1</text:span>) &lt;&lt; '<text:span text:style-name="T114">\n</text:span>';</text:p>
            <text:p text:style-name="P66"><text:s text:c="2"/><text:span text:style-name="T114">std::cout &lt;&lt; </text:span><text:span text:style-name="T115">min</text:span><text:span text:style-name="T114">&lt; int &gt;</text:span>(<text:span text:style-name="T114">1</text:span>, <text:span text:style-name="T114">3</text:span>) &lt;&lt; '<text:span text:style-name="T114">\n</text:span>';</text:p>
            <text:p text:style-name="P66"><text:s text:c="2"/><text:span text:style-name="T114">std::cout &lt;&lt; </text:span><text:span text:style-name="T115">min</text:span><text:span text:style-name="T114">&lt; double &gt;</text:span>(<text:span text:style-name="T114">3.1</text:span>, <text:span text:style-name="T114">1.1</text:span>) &lt;&lt; '<text:span text:style-name="T114">\n</text:span>';</text:p>
            <text:p text:style-name="P66"><text:s text:c="2"/>return 0; </text:p>
            <text:p text:style-name="P65">} </text:p>
          </table:table-cell>
        </table:table-row>
      </table:table>
      <text:p text:style-name="P36"/>
      <text:list xml:id="list175035864018192" text:continue-numbering="true" text:style-name="L1">
        <text:list-header>
          <text:p text:style-name="P145">Another Example</text:p>
        </text:list-header>
      </text:list>
      <text:p text:style-name="P118"/>
      <text:list xml:id="list175035618604841" text:continue-numbering="true" text:style-name="L1">
        <text:list-header>
          <text:p text:style-name="P146">Here's a more substantial example. Recall this:</text:p>
        </text:list-header>
      </text:list>
      <table:table table:name="Table4" table:style-name="Table4">
        <table:table-column table:style-name="Table4.A"/>
        <table:table-row table:style-name="TableLine1853575441104">
          <table:table-cell table:style-name="Table4.A1" office:value-type="string">
            <text:p text:style-name="P104">#include &lt;iostream&gt;</text:p>
            <text:p text:style-name="P104"/>
            <text:p text:style-name="P104"/>
            <text:p text:style-name="P104">bool arrayEqual(int[], int, int[], int);</text:p>
            <text:p text:style-name="P104"/>
            <text:p text:style-name="P104"/>
            <text:p text:style-name="P104">int main()</text:p>
            <text:p text:style-name="P104">{</text:p>
            <text:p text:style-name="P104"><text:s text:c="2"/>int x[] = {1, 2, 3};</text:p>
            <text:p text:style-name="P104"><text:s text:c="2"/>int y[] = {1, 2, 3};</text:p>
            <text:p text:style-name="P104"><text:s text:c="2"/>std::cout &lt;&lt; arrayEqual(x, 3, y, 3);</text:p>
            <text:p text:style-name="P104"><text:s text:c="2"/>return 0;<text:line-break/>}<text:line-break/> </text:p>
            <text:p text:style-name="P104">bool arrayEqual(int x[], int xSize, int y[], int ySize)</text:p>
            <text:p text:style-name="P104">{</text:p>
            <text:p text:style-name="P104"><text:s text:c="2"/>if (xSize == ySize)</text:p>
            <text:p text:style-name="P104"><text:s text:c="2"/>{</text:p>
            <text:p text:style-name="P59"><text:s text:c="4"/>bool same = true;</text:p>
            <text:p text:style-name="P104"><text:s text:c="4"/>for (int i = 0; i &lt; xSize; i++)</text:p>
            <text:p text:style-name="P104"><text:s text:c="4"/>{</text:p>
            <text:p text:style-name="P104"><text:s text:c="6"/>if (x[i] != y[i]) </text:p>
            <text:p text:style-name="P104"><text:s text:c="6"/>{</text:p>
            <text:p text:style-name="P104"><text:s text:c="8"/>same = false;</text:p>
            <text:p text:style-name="P104"><text:s text:c="8"/>break;<text:line-break/> <text:s text:c="5"/>}</text:p>
            <text:p text:style-name="P104"><text:s text:c="4"/>}</text:p>
            <text:p text:style-name="P104"><text:s text:c="4"/>return same;</text:p>
            <text:p text:style-name="P104"><text:s text:c="2"/>}</text:p>
            <text:p text:style-name="P104"><text:s text:c="2"/>else</text:p>
            <text:p text:style-name="P104"><text:s text:c="2"/>{</text:p>
            <text:p text:style-name="P104"><text:s text:c="4"/>return false;<text:line-break/> <text:s/>}</text:p>
            <text:p text:style-name="P104">}</text:p>
          </table:table-cell>
        </table:table-row>
      </table:table>
      <text:p text:style-name="P6"/>
      <text:p text:style-name="P6">What if you want to compare arrays of doubles? You need to have another function:</text:p>
      <table:table table:name="Table2" table:style-name="Table2">
        <table:table-column table:style-name="Table2.A"/>
        <table:table-row table:style-name="TableLine1853575439472">
          <table:table-cell table:style-name="Table2.A1" office:value-type="string">
            <text:p text:style-name="P104">bool arrayEqual2(double x[], double y[])</text:p>
            <text:p text:style-name="P104">{</text:p>
            <text:p text:style-name="P59"><text:s text:c="2"/>bool same = true;</text:p>
            <text:p text:style-name="P104"><text:s text:c="2"/>for (int i = 0; i &lt; xSize; i++)</text:p>
            <text:p text:style-name="P104"><text:s text:c="2"/>{</text:p>
            <text:p text:style-name="P104"><text:s text:c="4"/>if (x[i] != y[i]) </text:p>
            <text:p text:style-name="P104"><text:s text:c="4"/>{</text:p>
            <text:p text:style-name="P104"><text:s text:c="8"/>same = false;</text:p>
            <text:p text:style-name="P104"><text:s text:c="8"/>break;<text:line-break/> <text:s text:c="3"/>}</text:p>
            <text:p text:style-name="P104"><text:s text:c="2"/>}</text:p>
            <text:p text:style-name="P104"><text:s text:c="2"/>return same;</text:p>
            <text:p text:style-name="P104"><text:soft-page-break/>}</text:p>
          </table:table-cell>
        </table:table-row>
      </table:table>
      <text:p text:style-name="P6"/>
      <text:p text:style-name="P6">Uh oh ... what about comparing array of booleans? Or characters? Etc.</text:p>
      <text:p text:style-name="P6"/>
      <text:p text:style-name="P6">Now try <text:span text:style-name="T66">this</text:span>:</text:p>
      <table:table table:name="Table3" table:style-name="Table3">
        <table:table-column table:style-name="Table3.A"/>
        <table:table-row table:style-name="TableLine1853575431584">
          <table:table-cell table:style-name="Table3.A1" office:value-type="string">
            <text:p text:style-name="P104">#include &lt;iostream&gt;</text:p>
            <text:p text:style-name="P104"/>
            <text:p text:style-name="P113">template &lt; <text:span text:style-name="T70">typename</text:span> T &gt;</text:p>
            <text:p text:style-name="P113">bool arrayEqual(T[], int, T[], int);</text:p>
            <text:p text:style-name="P113"/>
            <text:p text:style-name="P104"/>
            <text:p text:style-name="P104">int main()</text:p>
            <text:p text:style-name="P104">{</text:p>
            <text:p text:style-name="P104"><text:s text:c="2"/>int x[] = {1, 2, 3};</text:p>
            <text:p text:style-name="P104"><text:s text:c="2"/>int y[] = {1, 2, 3};</text:p>
            <text:p text:style-name="P104"><text:s text:c="2"/>std::cout &lt;&lt; arrayEqual<text:span text:style-name="T3">&lt; int &gt;</text:span>(x, 3, y, 3) </text:p>
            <text:p text:style-name="P104"><text:s text:c="4"/>&lt;&lt; std::endl;</text:p>
            <text:p text:style-name="P104"/>
            <text:p text:style-name="P104"><text:s text:c="2"/>double a[] = {1.2, 3.4, 5.6};</text:p>
            <text:p text:style-name="P104"><text:s text:c="2"/>double b[] = {2.1, 4.3, 6.5};</text:p>
            <text:p text:style-name="P104"><text:s text:c="2"/>std::cout &lt;&lt; arrayEqual<text:span text:style-name="T68">&lt; double &gt;</text:span>(a, 3, b, 3) </text:p>
            <text:p text:style-name="P104"><text:s text:c="4"/>&lt;&lt; std::endl;</text:p>
            <text:p text:style-name="P104"><text:s text:c="2"/></text:p>
            <text:p text:style-name="P104"><text:s text:c="2"/>return 0;</text:p>
            <text:p text:style-name="P104">}</text:p>
            <text:p text:style-name="P104"/>
            <text:p text:style-name="P104"/>
            <text:p text:style-name="P113">template &lt; <text:span text:style-name="T71">typename</text:span> T &gt;</text:p>
            <text:p text:style-name="P104">bool arrayEqual(<text:span text:style-name="T3">T</text:span> x[], int xSize, <text:span text:style-name="T68">T</text:span> y[], int ySize)</text:p>
            <text:p text:style-name="P104">{</text:p>
            <text:p text:style-name="P104"><text:s text:c="2"/>if (xSize == ySize)</text:p>
            <text:p text:style-name="P104"><text:s text:c="2"/>{</text:p>
            <text:p text:style-name="P104"><text:s text:c="4"/>bool same = true;</text:p>
            <text:p text:style-name="P104"><text:s text:c="4"/>for (int i = 0; i &lt; 3; i++)</text:p>
            <text:p text:style-name="P104"><text:s text:c="4"/>{</text:p>
            <text:p text:style-name="P104"><text:s text:c="6"/>if (x[i] != y[i]) </text:p>
            <text:p text:style-name="P104"><text:s text:c="6"/>{</text:p>
            <text:p text:style-name="P104"><text:s text:c="8"/>same = false;</text:p>
            <text:p text:style-name="P104"><text:s text:c="8"/>break;</text:p>
            <text:p text:style-name="P104"><text:s text:c="6"/>}</text:p>
            <text:p text:style-name="P104"><text:s text:c="4"/>}</text:p>
            <text:p text:style-name="P104"><text:s text:c="4"/>return same;</text:p>
            <text:p text:style-name="P104"><text:s text:c="2"/>}</text:p>
            <text:p text:style-name="P104"><text:s text:c="2"/>else</text:p>
            <text:p text:style-name="P104"><text:s text:c="2"/>{</text:p>
            <text:p text:style-name="P104"><text:s text:c="4"/>return false;</text:p>
            <text:p text:style-name="P104"><text:s text:c="2"/>}</text:p>
            <text:p text:style-name="P104">}</text:p>
          </table:table-cell>
        </table:table-row>
      </table:table>
      <text:p text:style-name="P6"/>
      <text:p text:style-name="P6"/>
      <text:p text:style-name="P6"/>
      <text:p text:style-name="P6"><text:soft-page-break/></text:p>
      <text:p text:style-name="P6"/>
      <text:p text:style-name="P6">In this example our function template is this: </text:p>
      <text:p text:style-name="P6"/>
      <table:table table:name="Table5" table:style-name="Table5">
        <table:table-column table:style-name="Table5.A"/>
        <table:table-row table:style-name="TableLine1853575433488">
          <table:table-cell table:style-name="Table5.A1" office:value-type="string">
            <text:p text:style-name="P108">template &lt; <text:span text:style-name="T72">typename</text:span> T &gt;</text:p>
            <text:p text:style-name="P108">bool arrayEqual(T x[], int xSize, T y[], int ySize)</text:p>
            <text:p text:style-name="P108">{</text:p>
            <text:p text:style-name="P108"><text:s text:c="2"/>...</text:p>
            <text:p text:style-name="P114">}</text:p>
          </table:table-cell>
        </table:table-row>
      </table:table>
      <text:p text:style-name="P6"/>
      <text:p text:style-name="P6">Note that in the body of the function template, x and y are array of elements of type T. The elements of the two arrays appear in the code as</text:p>
      <table:table table:name="Table9" table:style-name="Table9">
        <table:table-column table:style-name="Table9.A"/>
        <table:table-row table:style-name="TableLine1853575432128">
          <table:table-cell table:style-name="Table9.A1" office:value-type="string">
            <text:p text:style-name="P104">bool arrayEqual(<text:span text:style-name="T11">T x[], int xSize, T </text:span>y[], int ySize)</text:p>
            <text:p text:style-name="P104">{</text:p>
            <text:p text:style-name="P104"><text:s text:c="2"/>...</text:p>
            <text:p text:style-name="P104"><text:s text:c="6"/><text:span text:style-name="T5">if (x[i] != y[i])</text:span> </text:p>
            <text:p text:style-name="P104"><text:s text:c="2"/>...</text:p>
            <text:p text:style-name="P104">}</text:p>
          </table:table-cell>
        </table:table-row>
      </table:table>
      <text:p text:style-name="P6"/>
      <text:p text:style-name="P6"><text:span text:style-name="T34">As long as the </text:span><text:span text:style-name="T22">!=</text:span><text:span text:style-name="T34"> makes sense for type </text:span><text:span text:style-name="T25">T</text:span><text:span text:style-name="T34">, C++ will be able to generate the actual function.</text:span></text:p>
      <text:p text:style-name="P6"/>
      <text:p text:style-name="P6">For instance you can compare characters using !=. Therefore you can </text:p>
      <table:table table:name="Table10" table:style-name="Table10">
        <table:table-column table:style-name="Table10.A"/>
        <table:table-row table:style-name="TableLine1853575430224">
          <table:table-cell table:style-name="Table10.A1" office:value-type="string">
            <text:p text:style-name="P104">...</text:p>
            <text:p text:style-name="P104"><text:s text:c="2"/><text:span text:style-name="T5">char</text:span> s[] = {'a', 'b', 'c'};</text:p>
            <text:p text:style-name="P104"><text:s text:c="2"/><text:span text:style-name="T5">char</text:span> t[] = {'a', 'b', 'c'};</text:p>
            <text:p text:style-name="P104"><text:s text:c="2"/>std::cout &lt;&lt; arrayEqual<text:span text:style-name="T3">&lt;</text:span><text:span text:style-name="T5">char</text:span><text:span text:style-name="T3">&gt;</text:span>(x, 3, y, 3) </text:p>
            <text:p text:style-name="P104"><text:s text:c="4"/>&lt;&lt; std::endl;</text:p>
            <text:p text:style-name="P104">...</text:p>
          </table:table-cell>
        </table:table-row>
      </table:table>
      <text:p text:style-name="P6"/>
      <text:p text:style-name="P6"/>
      <text:p text:style-name="P6"><text:span text:style-name="T3">Exercise.</text:span> Why does this program not work? Which statement causes the problem?</text:p>
      <table:table table:name="Table25" table:style-name="Table25">
        <table:table-column table:style-name="Table25.A"/>
        <table:table-row table:style-name="TableLine1853575433760">
          <table:table-cell table:style-name="Table25.A1" office:value-type="string">
            <text:p text:style-name="P104">#include &lt;iostream&gt;</text:p>
            <text:p text:style-name="P104"/>
            <text:p text:style-name="P104">template &lt; <text:span text:style-name="T72">typename</text:span> T &gt;</text:p>
            <text:p text:style-name="P104">void printProduct(T x, T y)</text:p>
            <text:p text:style-name="P104">{</text:p>
            <text:p text:style-name="P104"><text:s text:c="2"/>std::cout &lt;&lt; (x * y) &lt;&lt; std::endl;<text:line-break/>}</text:p>
            <text:p text:style-name="P104"/>
            <text:p text:style-name="P104">int main()</text:p>
            <text:p text:style-name="P104">{</text:p>
            <text:p text:style-name="P104"><text:s text:c="2"/>int a = 2;</text:p>
            <text:p text:style-name="P104"><text:s text:c="2"/>int b = 3;</text:p>
            <text:p text:style-name="P104"><text:s text:c="2"/>printProduct&lt; int &gt;(a, b);</text:p>
            <text:p text:style-name="P104"/>
            <text:p text:style-name="P104"><text:s text:c="2"/>double c = 1.2;</text:p>
            <text:p text:style-name="P104"><text:s text:c="2"/>double d = 3.4;</text:p>
            <text:p text:style-name="P104"><text:soft-page-break/><text:s text:c="2"/>printProduct&lt; double &gt;(c, d);</text:p>
            <text:p text:style-name="P104"/>
            <text:p text:style-name="P104"><text:s text:c="2"/>int * e = new int; </text:p>
            <text:p text:style-name="P104"><text:s text:c="2"/>int * f = new int;</text:p>
            <text:p text:style-name="P104"><text:span text:style-name="T18"><text:s text:c="2"/>printProduct&lt; int * &gt;(e, f);</text:span><text:line-break/>}</text:p>
          </table:table-cell>
        </table:table-row>
      </table:table>
      <text:p text:style-name="P6">(Run this with your compiler and read the error message.)</text:p>
      <text:p text:style-name="P6"/>
      <text:p text:style-name="P6"/>
      <text:p text:style-name="P6"><text:span text:style-name="T3">Exercise.</text:span> Convert the following program to one containing a function template:</text:p>
      <table:table table:name="Table21" table:style-name="Table21">
        <table:table-column table:style-name="Table21.A"/>
        <table:table-row table:style-name="TableLine1853575429952">
          <table:table-cell table:style-name="Table21.A1" office:value-type="string">
            <text:p text:style-name="P55">#include &lt;iostream&gt; </text:p>
            <text:p text:style-name="P61"/>
            <text:p text:style-name="P61">int max (int x[], int size) </text:p>
            <text:p text:style-name="P61">{ </text:p>
            <text:p text:style-name="P61"><text:s text:c="2"/>int m = x[0]; </text:p>
            <text:p text:style-name="P61"><text:s text:c="2"/>for (int i = 1; i &lt; size; i++)</text:p>
            <text:p text:style-name="P61"><text:s text:c="2"/>{ </text:p>
            <text:p text:style-name="P61"><text:s text:c="4"/>if (m &lt; x[i]) m = x[i]; </text:p>
            <text:p text:style-name="P61"><text:s text:c="2"/>}</text:p>
            <text:p text:style-name="P61"><text:s text:c="2"/>return m; </text:p>
            <text:p text:style-name="P61">} </text:p>
            <text:p text:style-name="P61"/>
            <text:p text:style-name="P70">int main() </text:p>
            <text:p text:style-name="P70">{ </text:p>
            <text:p text:style-name="P61"><text:s text:c="2"/>int x[10] = {3, 1, 5, 6, 2, 8, 9, 3, -2, 3}; </text:p>
            <text:p text:style-name="P61"><text:s text:c="2"/>std::cout &lt;&lt; max(x, 10) &lt;&lt; std::endl; </text:p>
            <text:p text:style-name="P61"><text:s text:c="2"/>return 0;</text:p>
            <text:p text:style-name="P71">}</text:p>
          </table:table-cell>
        </table:table-row>
      </table:table>
      <text:p text:style-name="P6"/>
      <text:p text:style-name="P6">And test it with this:</text:p>
      <table:table table:name="Table8" table:style-name="Table8">
        <table:table-column table:style-name="Table8.A"/>
        <table:table-row table:style-name="TableLine1853575431040">
          <table:table-cell table:style-name="Table8.A1" office:value-type="string">
            <text:p text:style-name="P55">#include &lt;iostream&gt; </text:p>
            <text:p text:style-name="P61"/>
            <text:p text:style-name="P61">int main() { </text:p>
            <text:p text:style-name="P61"><text:s text:c="2"/>int x[10] = {3, 1, 5, 6, 2, 8, 9, 3, -2, 3}; </text:p>
            <text:p text:style-name="P61"><text:s text:c="2"/>std::cout &lt;&lt; max&lt; int &gt;(x, 10) &lt;&lt; std::endl; </text:p>
            <text:p text:style-name="P61"/>
            <text:p text:style-name="P61"><text:s text:c="2"/>int z[8] = {3, 1, 5, 6, 2, 8, 9, 3}; </text:p>
            <text:p text:style-name="P61"><text:s text:c="2"/>std::cout &lt;&lt; max&lt; int &gt;(z, 8) &lt;&lt; std::endl; </text:p>
            <text:p text:style-name="P61"/>
            <text:p text:style-name="P61"><text:s text:c="2"/>double y[8] = {3.1, 1.8, 5.2, 6.7, </text:p>
            <text:p text:style-name="P61"><text:s text:c="17"/>8.4, 9.1, 3.6, -2.7}; </text:p>
            <text:p text:style-name="P61"><text:s text:c="2"/>std::cout &lt;&lt; max&lt; double &gt;(y, 8) &lt;&lt; std::endl; </text:p>
            <text:p text:style-name="P61"/>
            <text:p text:style-name="P61"><text:s text:c="2"/>return 0;</text:p>
            <text:p text:style-name="P61">}</text:p>
          </table:table-cell>
        </table:table-row>
      </table:table>
      <text:p text:style-name="P6"/>
      <text:p text:style-name="P115">Template <text:span text:style-name="T67">p</text:span>arameters</text:p>
      <text:p text:style-name="P6"/>
      <text:p text:style-name="P6">In all previous examples we have only one parameter. And the parameter is used as a type. <text:span text:style-name="T48">You can have as many template parameters as you like. You can actually use value parameters. Try these examples.</text:span></text:p>
      <text:p text:style-name="P6"/>
      <table:table table:name="Table22" table:style-name="Table22">
        <table:table-column table:style-name="Table22.A"/>
        <table:table-row table:style-name="TableLine1853575437568">
          <table:table-cell table:style-name="Table22.A1" office:value-type="string">
            <text:p text:style-name="P104">#include &lt;iostream&gt;</text:p>
            <text:p text:style-name="P104"/>
            <text:p text:style-name="P104">template &lt; <text:span text:style-name="T73">typename</text:span> T, <text:span text:style-name="T73">typename</text:span> S &gt;</text:p>
            <text:p text:style-name="P104">void spam(T x, S y)</text:p>
            <text:p text:style-name="P104">{</text:p>
            <text:p text:style-name="P104"><text:s text:c="2"/>std::cout &lt;&lt; x &lt;&lt; ", " &lt;&lt; y &lt;&lt; std::endl;<text:line-break/>}</text:p>
            <text:p text:style-name="P104"/>
            <text:p text:style-name="P104">int main()</text:p>
            <text:p text:style-name="P104">{</text:p>
            <text:p text:style-name="P104"><text:s text:c="2"/>spam&lt;int, double&gt;(1, 2.2);</text:p>
            <text:p text:style-name="P104"><text:s text:c="2"/>spam&lt;double, int&gt;(1.1, 2);</text:p>
            <text:p text:style-name="P104"><text:s text:c="2"/>spam&lt;double, double&gt;(1.1, 2.2);</text:p>
            <text:p text:style-name="P104"><text:s text:c="2"/>spam&lt;int, int&gt;(1.1, 2.2);</text:p>
            <text:p text:style-name="P104"><text:span text:style-name="T31"><text:s text:c="2"/>return 0;</text:span><text:line-break/>}</text:p>
          </table:table-cell>
        </table:table-row>
      </table:table>
      <text:p text:style-name="P6"/>
      <text:p text:style-name="P6">(Of course for the last function there is a typecast from the two doubles 1.1 and 2.2 into integers).</text:p>
      <text:p text:style-name="P6"/>
      <text:p text:style-name="P6">And here's an example where a template parameter is actually <text:span text:style-name="T94">is an </text:span><text:span text:style-name="T28">int</text:span> value:</text:p>
      <table:table table:name="Table23" table:style-name="Table23">
        <table:table-column table:style-name="Table23.A"/>
        <table:table-row table:style-name="TableLine1853575438384">
          <table:table-cell table:style-name="Table23.A1" office:value-type="string">
            <text:p text:style-name="P104">#include &lt;iostream&gt;</text:p>
            <text:p text:style-name="P104"/>
            <text:p text:style-name="P104">template &lt; <text:span text:style-name="T74">typename</text:span> T, <text:span text:style-name="T5">int</text:span> S &gt;</text:p>
            <text:p text:style-name="P104">T eggs(T x)</text:p>
            <text:p text:style-name="P104">{</text:p>
            <text:p text:style-name="P104"><text:s text:c="2"/>return x + S;</text:p>
            <text:p text:style-name="P104">}</text:p>
            <text:p text:style-name="P104"/>
            <text:p text:style-name="P104">int main()</text:p>
            <text:p text:style-name="P104">{</text:p>
            <text:p text:style-name="P104"><text:s text:c="2"/>std::cout &lt;&lt; eggs&lt;int, 1&gt;(42) &lt;&lt; std::endl;</text:p>
            <text:p text:style-name="P104"><text:s text:c="2"/>std::cout &lt;&lt; eggs&lt;int, 11&gt;(42) &lt;&lt; std::endl;</text:p>
            <text:p text:style-name="P104"><text:s text:c="2"/>std::cout &lt;&lt; eggs&lt;double, 1&gt;(2.2) &lt;&lt; std::endl;</text:p>
            <text:p text:style-name="P104"><text:s text:c="2"/>std::cout &lt;&lt; eggs&lt;char, 3&gt;('a') &lt;&lt; std::endl;</text:p>
            <text:p text:style-name="P104"/>
            <text:p text:style-name="P104"><text:s text:c="2"/>return 0;</text:p>
            <text:p text:style-name="P104"><text:span text:style-name="T18">}</text:span> </text:p>
          </table:table-cell>
        </table:table-row>
      </table:table>
      <text:p text:style-name="P6"/>
      <text:p text:style-name="P6"><text:span text:style-name="T48">So now you know that a template parameter is declared with the word </text:span><text:span text:style-name="T58">“</text:span><text:span text:style-name="T7">typename</text:span><text:span text:style-name="T58">”</text:span><text:span text:style-name="T48"> if it is a type and if it is an integer value you use the wor</text:span><text:span text:style-name="T126">d</text:span><text:span text:style-name="T48"> </text:span><text:span text:style-name="T58">“int”</text:span><text:span text:style-name="T48">.</text:span></text:p>
      <text:p text:style-name="P6"/>
      <text:p text:style-name="P6"><text:span text:style-name="T3">Exercise.</text:span> Can you have a template parameter that is a char? A double?</text:p>
      <text:p text:style-name="P6"><text:soft-page-break/></text:p>
      <text:p text:style-name="P6"/>
      <text:p text:style-name="P6"><text:span text:style-name="T3">Exercise.</text:span> Remember this example: </text:p>
      <table:table table:name="Table24" table:style-name="Table24">
        <table:table-column table:style-name="Table24.A"/>
        <table:table-row table:style-name="TableLine1853575439200">
          <table:table-cell table:style-name="Table24.A1" office:value-type="string">
            <text:p text:style-name="P55">#include &lt;iostream&gt; </text:p>
            <text:p text:style-name="P61"/>
            <text:p text:style-name="P61">template &lt; <text:span text:style-name="T75">typename</text:span> T &gt;</text:p>
            <text:p text:style-name="P61">T max(T x[], int size) </text:p>
            <text:p text:style-name="P61">{ </text:p>
            <text:p text:style-name="P61"><text:s text:c="2"/>T m = x[0]; </text:p>
            <text:p text:style-name="P61"><text:s text:c="2"/>for (int i = 1; i &lt; size; i++)</text:p>
            <text:p text:style-name="P61"><text:s text:c="2"/>{ </text:p>
            <text:p text:style-name="P61"><text:s text:c="4"/>if (m &lt; x[i]) m = x[i]; </text:p>
            <text:p text:style-name="P61"><text:s text:c="2"/>}</text:p>
            <text:p text:style-name="P61"><text:s text:c="2"/>return m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2"/>int x[10] = {3, 1, 5, 6, 2, 8, 9, 3, -2, 3}; </text:p>
            <text:p text:style-name="P61"><text:s text:c="2"/>std::cout &lt;&lt; max&lt; int &gt;(x, 10) &lt;&lt; std::endl; </text:p>
            <text:p text:style-name="P61"/>
            <text:p text:style-name="P61"><text:s text:c="2"/>double y[8] = {3.1, 1.8, 5.2, 6.7, </text:p>
            <text:p text:style-name="P61"><text:s text:c="17"/>8.4, 9.1, 3.6, -2.7}; </text:p>
            <text:p text:style-name="P61"><text:s text:c="2"/>std::cout &lt;&lt; max&lt; double &gt;(y, 10) &lt;&lt; std::endl; </text:p>
            <text:p text:style-name="P61"/>
            <text:p text:style-name="P61"><text:s text:c="2"/>return 0;</text:p>
            <text:p text:style-name="P71">}</text:p>
          </table:table-cell>
        </table:table-row>
      </table:table>
      <text:p text:style-name="P6"><text:span text:style-name="T48">Modify the template function so that the size of the array is passed in as a template parameter instead of a function parameter. In other words your </text:span><text:span text:style-name="T61">main()</text:span><text:span text:style-name="T48"> should look like this:</text:span></text:p>
      <table:table table:name="Table26" table:style-name="Table26">
        <table:table-column table:style-name="Table26.A"/>
        <table:table-row table:style-name="TableLine1853575440288">
          <table:table-cell table:style-name="Table26.A1" office:value-type="string">
            <text:p text:style-name="P55">#include &lt;iostream&gt; </text:p>
            <text:p text:style-name="P61"/>
            <text:p text:style-name="P61">...</text:p>
            <text:p text:style-name="P61"/>
            <text:p text:style-name="P61">int main() </text:p>
            <text:p text:style-name="P61">{ </text:p>
            <text:p text:style-name="P61"><text:s text:c="2"/>int x[10] = {3, 1, 5, 6, 2, 8, 9, 3, -2, 3}; </text:p>
            <text:p text:style-name="P61"><text:s text:c="2"/>std::cout &lt;&lt; max&lt; int, 10 &gt;(x) &lt;&lt; std::endl; </text:p>
            <text:p text:style-name="P61"/>
            <text:p text:style-name="P61"><text:s text:c="2"/>int z[8] = {3, 1, 5, 6, 2, 8, 9, 3}; </text:p>
            <text:p text:style-name="P61"><text:s text:c="2"/>std::cout &lt;&lt; max&lt; int, 8 &gt;(x) &lt;&lt; std::endl; </text:p>
            <text:p text:style-name="P61"/>
            <text:p text:style-name="P61"><text:s text:c="2"/>double y[8] = {3.1, 1.8, 5.2, 6.7, </text:p>
            <text:p text:style-name="P61"><text:s text:c="17"/>8.4, 9.1, 3.6, -2.7}; </text:p>
            <text:p text:style-name="P61"><text:s text:c="2"/>std::cout &lt;&lt; max&lt; double, 8 &gt;(y) &lt;&lt; std::endl; </text:p>
            <text:p text:style-name="P61"/>
            <text:p text:style-name="P61"><text:s text:c="2"/>return 0;</text:p>
            <text:p text:style-name="P71">}</text:p>
          </table:table-cell>
        </table:table-row>
      </table:table>
      <text:p text:style-name="P6">What is the differen<text:span text:style-name="T115">ce</text:span> between the old template function and the new in terms of the code they produced? Specifically how many actual functions were created by C++ for the above <text:span text:style-name="T13">main()</text:span> by the original function template and by the new template function?</text:p>
      <text:p text:style-name="P6"/>
      <text:p text:style-name="P24"><text:soft-page-break/><text:span text:style-name="T111">So now you know you can have either this</text:span><text:span text:style-name="T112"> 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98">template &lt; typename T&gt;</text:p>
            <text:p text:style-name="P92"><text:span text:style-name="T102">int max(T x[], </text:span><text:span text:style-name="T103">int size</text:span><text:span text:style-name="T102">) </text:span></text:p>
            <text:p text:style-name="P98">{ </text:p>
            <text:p text:style-name="P98"><text:s text:c="4"/>...</text:p>
            <text:p text:style-name="P98">}</text:p>
          </table:table-cell>
        </table:table-row>
      </table:table>
      <text:p text:style-name="P25">Or this: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99">template &lt; typename T, int SIZE &gt;</text:p>
            <text:p text:style-name="P99">int max(T x[]) </text:p>
            <text:p text:style-name="P99">{ </text:p>
            <text:p text:style-name="P93"><text:span text:style-name="T102"><text:s text:c="3"/>... </text:span><text:span text:style-name="T103">SIZE appears in code ...</text:span></text:p>
            <text:p text:style-name="P99">}</text:p>
          </table:table-cell>
        </table:table-row>
      </table:table>
      <text:p text:style-name="P58"/>
      <text:p text:style-name="P128"><text:span text:style-name="T116">The big question is … w</text:span>hat’s the difference <text:span text:style-name="T116">between the two</text:span>? <text:span text:style-name="T116">Why does C++ allow integer template parameters?</text:span></text:p>
      <text:p text:style-name="P58"/>
      <text:p text:style-name="P58">Well for the first version, an example of a function call is this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93"><text:span text:style-name="T103">m</text:span><text:span text:style-name="T102">ax&lt; </text:span><text:span text:style-name="T103">int &gt;</text:span><text:span text:style-name="T102">(x, </text:span><text:span text:style-name="T103">10);</text:span><text:span text:style-name="T102"> </text:span></text:p>
          </table:table-cell>
        </table:table-row>
      </table:table>
      <text:p text:style-name="P26">For the second version , an example of a function call is this: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93"><text:span text:style-name="T103">m</text:span><text:span text:style-name="T102">ax&lt; </text:span><text:span text:style-name="T103">int, 10 &gt;</text:span><text:span text:style-name="T102">(x</text:span><text:span text:style-name="T103">);</text:span><text:span text:style-name="T102"> </text:span></text:p>
          </table:table-cell>
        </table:table-row>
      </table:table>
      <text:p text:style-name="P132">In the second case, the <text:span text:style-name="T26">int 10</text:span> is not passed into the function. </text:p>
      <text:p text:style-name="P133"/>
      <text:p text:style-name="P131"><text:span text:style-name="T95">Review the </text:span><text:span text:style-name="T96">very important</text:span><text:span text:style-name="T95"> pages in the </text:span><text:span text:style-name="T101">first </text:span><text:span text:style-name="T95">chapter on functions where I did a trace. When you call a function, in your CPU, the program has to put the arguments for a function call into the function call stack. The first version has to put two values into the stack. The second version has to put one value into the stack:</text:span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93"><text:span text:style-name="T103">m</text:span><text:span text:style-name="T102">ax&lt; </text:span><text:span text:style-name="T103">int &gt;</text:span><text:span text:style-name="T102">(</text:span><text:span text:style-name="T109">x, </text:span><text:span text:style-name="T110">10</text:span><text:span text:style-name="T103">);</text:span><text:span text:style-name="T102"> </text:span></text:p>
          </table:table-cell>
        </table:table-row>
      </table:table>
      <text:p text:style-name="P26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93"><text:span text:style-name="T103">m</text:span><text:span text:style-name="T102">ax&lt; </text:span><text:span text:style-name="T103">int, 10 &gt;</text:span><text:span text:style-name="T102">(</text:span><text:span text:style-name="T109">x</text:span><text:span text:style-name="T103">);</text:span><text:span text:style-name="T102"> </text:span></text:p>
          </table:table-cell>
        </table:table-row>
      </table:table>
      <text:p text:style-name="P134">See it? This is the benefit.</text:p>
      <text:p text:style-name="P134"/>
      <text:p text:style-name="P129">However there’s a disadvantage. Recall that if you make the following function call in your code: 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94"><text:span text:style-name="T103">m</text:span><text:span text:style-name="T102">ax&lt; </text:span><text:span text:style-name="T103">int, 10 &gt;</text:span><text:span text:style-name="T102">(x</text:span><text:span text:style-name="T103">);</text:span><text:span text:style-name="T102"> </text:span></text:p>
          </table:table-cell>
        </table:table-row>
      </table:table>
      <text:p text:style-name="P134">then your compiler will instantiate (i.e., create) the functions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00">template &lt;&gt;</text:p>
            <text:p text:style-name="P94"><text:span text:style-name="T104">int </text:span><text:span text:style-name="T103">m</text:span><text:span text:style-name="T102">ax&lt; </text:span><text:span text:style-name="T103">int, 10 &gt;</text:span><text:span text:style-name="T102">(</text:span><text:span text:style-name="T104">int </text:span><text:span text:style-name="T102">x</text:span><text:span text:style-name="T104">[]</text:span><text:span text:style-name="T103">)</text:span></text:p>
            <text:p text:style-name="P101">{ </text:p>
            <text:p text:style-name="P101"><text:s text:c="4"/>...</text:p>
            <text:p text:style-name="P101">}</text:p>
          </table:table-cell>
        </table:table-row>
      </table:table>
      <text:p text:style-name="P129">If you also have 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94"><text:span text:style-name="T103">m</text:span><text:span text:style-name="T102">ax&lt; </text:span><text:span text:style-name="T104">double</text:span><text:span text:style-name="T103">, </text:span><text:span text:style-name="T104">2</text:span><text:span text:style-name="T103">0 &gt;</text:span><text:span text:style-name="T102">(</text:span><text:span text:style-name="T104">y</text:span><text:span text:style-name="T103">);</text:span><text:span text:style-name="T102"> </text:span></text:p>
          </table:table-cell>
        </table:table-row>
      </table:table>
      <text:p text:style-name="P129">then your compiler will also instantiate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100">template &lt;&gt;</text:p>
            <text:p text:style-name="P94"><text:span text:style-name="T104">int </text:span><text:span text:style-name="T103">m</text:span><text:span text:style-name="T102">ax&lt; </text:span><text:span text:style-name="T107">double</text:span><text:span text:style-name="T103">, 10 &gt;</text:span><text:span text:style-name="T102">(</text:span><text:span text:style-name="T104">int </text:span><text:span text:style-name="T102">x</text:span><text:span text:style-name="T104">[]</text:span><text:span text:style-name="T103">)</text:span></text:p>
            <text:p text:style-name="P101">{ </text:p>
            <text:p text:style-name="P101"><text:s text:c="4"/>...</text:p>
            <text:p text:style-name="P101"><text:soft-page-break/>}</text:p>
          </table:table-cell>
        </table:table-row>
      </table:table>
      <text:p text:style-name="P129">This means that the second version will generate a large executable binary code.</text:p>
      <text:p text:style-name="P120"/>
      <text:p text:style-name="P120"/>
      <text:p text:style-name="P126"><text:span text:style-name="T97">Exercise.</text:span><text:span text:style-name="T99"> Can integer template parameter accept values from a variable? Say something like this:</text:span>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102">int x[] = {2, 3, 5, 7, 11};</text:p>
            <text:p text:style-name="P96"><text:span text:style-name="T102">int i = </text:span><text:span text:style-name="T106">5</text:span><text:span text:style-name="T102">;</text:span></text:p>
            <text:p text:style-name="P95"><text:span text:style-name="T103">m</text:span><text:span text:style-name="T102">ax&lt; </text:span><text:span text:style-name="T103">int, </text:span><text:span text:style-name="T108">i</text:span><text:span text:style-name="T103"> &gt;</text:span><text:span text:style-name="T102">(x</text:span><text:span text:style-name="T103">);</text:span></text:p>
          </table:table-cell>
        </table:table-row>
      </table:table>
      <text:p text:style-name="P122"/>
      <text:p text:style-name="P125"/>
      <text:p text:style-name="P127"><text:span text:style-name="T98">Exercise.</text:span><text:span text:style-name="T95"> </text:span><text:span text:style-name="T100">Write a function template that computes the maximum of the values from one pointer address up to but not including the second pointer address.</text:span>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103">int x[] = {2, 3, 5, 7, 11};</text:p>
            <text:p text:style-name="P97"><text:span text:style-name="T105">s</text:span><text:span text:style-name="T102">td::cout &lt;&lt; max&lt; int &gt;(&amp;x[0], &amp;x[5]);</text:span></text:p>
          </table:table-cell>
        </table:table-row>
      </table:table>
      <text:p text:style-name="P123"/>
      <text:p text:style-name="P123"/>
      <text:p text:style-name="P121"><text:span text:style-name="T4">Exercise.</text:span><text:span text:style-name="T94"> </text:span>IMPORTANT!!! <text:span text:style-name="T94">Create a simple experiment to verify that a function template </text:span>parameter can accept a pointer type.</text:p>
      <text:p text:style-name="P121"/>
      <text:p text:style-name="P121"/>
      <text:p text:style-name="P124"/>
      <text:p text:style-name="P115">Header Files</text:p>
      <text:p text:style-name="P6"/>
      <text:p text:style-name="P6">Here's a very common gotcha. (I see this all the time.)</text:p>
      <text:p text:style-name="P6"/>
      <text:p text:style-name="P6">When you organize your template functions, you should remember to <text:span text:style-name="T127">include </text:span>the <text:span text:style-name="T5">body of the </text:span><text:span text:style-name="T6">function </text:span><text:span text:style-name="T5">template in the header file</text:span> not a cpp file. <text:span text:style-name="T92">That’s because function templates are inline functions.</text:span></text:p>
      <text:p text:style-name="P6"/>
      <text:p text:style-name="P6"/>
      <text:p text:style-name="P43">Exercise.<text:span text:style-name="T11"> Write a header file </text:span><text:span text:style-name="T14">array.h</text:span><text:span text:style-name="T11"> so that the following works:</text:span></text:p>
      <table:table table:name="Table1" table:style-name="Table1">
        <table:table-column table:style-name="Table1.A"/>
        <table:table-row table:style-name="TableLine1853575460960">
          <table:table-cell table:style-name="Table1.A1" office:value-type="string">
            <text:p text:style-name="P104">#include "array.h"</text:p>
            <text:p text:style-name="P104"/>
            <text:p text:style-name="P104">int main()</text:p>
            <text:p text:style-name="P104">{</text:p>
            <text:p text:style-name="P104"><text:s text:c="2"/>int x[] = {5, 3, 1, 2, 4};</text:p>
            <text:p text:style-name="P104"><text:s text:c="2"/>int xSize = sizeof(x) / sizeof(int);</text:p>
            <text:p text:style-name="P104"><text:s text:c="2"/>int y[] = {5, 3, 1, 2, 4};</text:p>
            <text:p text:style-name="P104"><text:s text:c="2"/>int ySize = sizeof(x) / sizeof(int);</text:p>
            <text:p text:style-name="P104"/>
            <text:p text:style-name="P104"><text:s text:c="2"/>println&lt; int &gt;(x, xSize);</text:p>
            <text:p text:style-name="P104"><text:s text:c="2"/>println&lt; int &gt;(y, ySize);</text:p>
            <text:p text:style-name="P104"><text:s text:c="2"/>bubbleSort&lt; int &gt;(x, xSize);</text:p>
            <text:p text:style-name="P104"><text:s text:c="2"/>println&lt; int &gt;(x, xSize);</text:p>
            <text:p text:style-name="P104"><text:s text:c="2"/>println&lt; int &gt;(y, ySize);</text:p>
            <text:p text:style-name="P104"/>
            <text:p text:style-name="P104"><text:s text:c="2"/>double a[] = {5.5, 3.3, 1.1, 2.2, 4.4};</text:p>
            <text:p text:style-name="P104"><text:s text:c="2"/>int aSize = sizeof(a) / sizeof(double);</text:p>
            <text:p text:style-name="P104"><text:s text:c="2"/>double b[] = {5.5, 3.3, 1.1, 2.2, 4.4};</text:p>
            <text:p text:style-name="P104"><text:s text:c="2"/>int bSize = sizeof(b) / sizeof(double);</text:p>
            <text:p text:style-name="P104"/>
            <text:p text:style-name="P104"><text:s text:c="2"/>println&lt; <text:span text:style-name="T128">double</text:span> &gt;(a, aSize);</text:p>
            <text:p text:style-name="P104"><text:s text:c="2"/>println<text:span text:style-name="T18">&lt; </text:span><text:span text:style-name="T128">double</text:span><text:span text:style-name="T18"> &gt;</text:span>(b, bSize);</text:p>
            <text:p text:style-name="P104"><text:s text:c="2"/>bubbleSort<text:span text:style-name="T18">&lt; </text:span><text:span text:style-name="T128">double</text:span><text:span text:style-name="T18"> &gt;</text:span>(a, aSize);</text:p>
            <text:p text:style-name="P104"><text:s text:c="2"/>println<text:span text:style-name="T18">&lt; </text:span><text:span text:style-name="T128">double</text:span><text:span text:style-name="T18"> &gt;</text:span>(a, aSize);</text:p>
            <text:p text:style-name="P104"><text:s text:c="2"/>println<text:span text:style-name="T18">&lt; </text:span><text:span text:style-name="T128">double</text:span><text:span text:style-name="T18"> &gt;</text:span>(b, bSize);</text:p>
            <text:p text:style-name="P104"/>
            <text:p text:style-name="P104"><text:s text:c="2"/>return 0; <text:s/><text:line-break/>}</text:p>
          </table:table-cell>
        </table:table-row>
      </table:table>
      <text:p text:style-name="P6"/>
      <text:p text:style-name="P115">Automatic <text:span text:style-name="T67">r</text:span>esolution</text:p>
      <text:p text:style-name="P6"/>
      <text:p text:style-name="P6">Sometimes you don't have to tell C++ which “version” of the function to use. Here's a previous exercise:</text:p>
      <table:table table:name="Table19" table:style-name="Table19">
        <table:table-column table:style-name="Table19.A"/>
        <table:table-row table:style-name="TableLine1853575448720">
          <table:table-cell table:style-name="Table19.A1" office:value-type="string">
            <text:p text:style-name="P61">#include &lt;iostream&gt; </text:p>
            <text:p text:style-name="P61"/>
            <text:p text:style-name="P61">template &lt; <text:span text:style-name="T76">typename</text:span> T &gt;</text:p>
            <text:p text:style-name="P61">void println(T x) </text:p>
            <text:p text:style-name="P61">{ </text:p>
            <text:p text:style-name="P61"><text:s text:c="2"/>std::cout &lt;&lt; x &lt;&lt; std::endl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2"/>println&lt;int&gt;(1);</text:p>
            <text:p text:style-name="P61"><text:s text:c="2"/>println&lt;double&gt;(3.14);</text:p>
            <text:p text:style-name="P61"><text:s text:c="2"/>println&lt;char&gt;('c');</text:p>
            <text:p text:style-name="P61"><text:s text:c="2"/>return 0;</text:p>
            <text:p text:style-name="P71">}</text:p>
          </table:table-cell>
        </table:table-row>
      </table:table>
      <text:p text:style-name="P6"/>
      <text:p text:style-name="P6">Modify and run this instead:</text:p>
      <table:table table:name="Table20" table:style-name="Table20">
        <table:table-column table:style-name="Table20.A"/>
        <table:table-row table:style-name="TableLine1853575451712">
          <table:table-cell table:style-name="Table20.A1" office:value-type="string">
            <text:p text:style-name="P61">#include &lt;iostream&gt; </text:p>
            <text:p text:style-name="P61"/>
            <text:p text:style-name="P61">template &lt; <text:span text:style-name="T77">typename</text:span> T &gt;</text:p>
            <text:p text:style-name="P61">void println(T x) </text:p>
            <text:p text:style-name="P61">{ </text:p>
            <text:p text:style-name="P61"><text:s text:c="4"/>std::cout &lt;&lt; x &lt;&lt; std::endl; </text:p>
            <text:p text:style-name="P61">} </text:p>
            <text:p text:style-name="P61"/>
            <text:p text:style-name="P61">int main() </text:p>
            <text:p text:style-name="P61">{ </text:p>
            <text:p text:style-name="P61"><text:s text:c="4"/>println(1);</text:p>
            <text:p text:style-name="P61"><text:s text:c="4"/>println(3.14);</text:p>
            <text:p text:style-name="P61"><text:s text:c="4"/>println('c');</text:p>
            <text:p text:style-name="P61"><text:s text:c="4"/>return 0;</text:p>
            <text:p text:style-name="P71">}</text:p>
          </table:table-cell>
        </table:table-row>
      </table:table>
      <text:p text:style-name="P6"/>
      <text:p text:style-name="P6">You see, when you call</text:p>
      <table:table table:name="Table38" table:style-name="Table38">
        <table:table-column table:style-name="Table38.A"/>
        <table:table-row table:style-name="TableLine1853575453072">
          <table:table-cell table:style-name="Table38.A1" office:value-type="string">
            <text:p text:style-name="P67">println(1);</text:p>
          </table:table-cell>
        </table:table-row>
      </table:table>
      <text:p text:style-name="P67"><text:span text:style-name="T42">this </text:span><text:span text:style-name="T59">matches the version with</text:span></text:p>
      <table:table table:name="Table51" table:style-name="Table51">
        <table:table-column table:style-name="Table51.A"/>
        <table:table-row table:style-name="TableLine1853575454160">
          <table:table-cell table:style-name="Table51.A1" office:value-type="string">
            <text:p text:style-name="P52">template &lt;&gt;</text:p>
            <text:p text:style-name="P67">void println(int x) </text:p>
            <text:p text:style-name="P67">{ </text:p>
            <text:p text:style-name="P67"><text:s text:c="4"/>std::cout &lt;&lt; x &lt;&lt; std::endl; </text:p>
            <text:p text:style-name="P67">} </text:p>
          </table:table-cell>
        </table:table-row>
      </table:table>
      <text:p text:style-name="P55"><text:span text:style-name="T32">and deduce that the </text:span>T<text:span text:style-name="T32"> is </text:span>int.</text:p>
      <text:p text:style-name="P55"/>
      <text:p text:style-name="P55"/>
      <text:p text:style-name="P40"><text:span text:style-name="T3">Exercises.</text:span> I have two function templates, f and g, that accepts a pointer and prints the value stores in the pointer and prints the value that the pointer is pointing to.</text:p>
      <text:p text:style-name="P68"/>
      <table:table table:name="Table55" table:style-name="Table55">
        <table:table-column table:style-name="Table55.A"/>
        <text:soft-page-break/>
        <table:table-row table:style-name="TableLine1853575447088">
          <table:table-cell table:style-name="Table55.A1" office:value-type="string">
            <text:p text:style-name="P69">int * p = new int;</text:p>
            <text:p text:style-name="P69">f(p);</text:p>
            <text:p text:style-name="P69">g(p);</text:p>
          </table:table-cell>
        </table:table-row>
      </table:table>
      <text:p text:style-name="P40">Because of automatic resolution, I don’t have to specify the type when I call these two functions. The two functions print:</text:p>
      <table:table table:name="Table56" table:style-name="Table56">
        <table:table-column table:style-name="Table56.A"/>
        <table:table-row table:style-name="TableLine1853575449264">
          <table:table-cell table:style-name="Table56.A1" office:value-type="string">
            <text:p text:style-name="P68">0x10d92c0 0</text:p>
            <text:p text:style-name="P68">0x10d92c0 0</text:p>
          </table:table-cell>
        </table:table-row>
      </table:table>
      <text:p text:style-name="P40">Of course f and g has to also work for </text:p>
      <table:table table:name="Table57" table:style-name="Table57">
        <table:table-column table:style-name="Table57.A"/>
        <table:table-row table:style-name="TableLine1853575451984">
          <table:table-cell table:style-name="Table57.A1" office:value-type="string">
            <text:p text:style-name="P69">double * q = new double;</text:p>
            <text:p text:style-name="P69">f(q);</text:p>
            <text:p text:style-name="P69">g(q);</text:p>
          </table:table-cell>
        </table:table-row>
      </table:table>
      <text:p text:style-name="P40">Although these two functions have the same output, they are actually different.</text:p>
      <text:list xml:id="list910286655" text:style-name="L3">
        <text:list-item>
          <text:p text:style-name="P139">How would you implement f and g so that they are different?</text:p>
        </text:list-item>
        <text:list-item>
          <text:p text:style-name="P141"><text:span text:style-name="T55">I</text:span><text:span text:style-name="T48">n what scenario would you use one way of implementation and not the other?</text:span></text:p>
        </text:list-item>
      </text:list>
      <text:p text:style-name="P115">Gotcha</text:p>
      <text:p text:style-name="P6"/>
      <text:p text:style-name="P6">You notice that when I define a template function I write this:</text:p>
      <table:table table:name="Table17" table:style-name="Table17">
        <table:table-column table:style-name="Table17.A"/>
        <table:table-row table:style-name="TableLine1853575456880">
          <table:table-cell table:style-name="Table17.A1" office:value-type="string">
            <text:p text:style-name="P108">template &lt; <text:span text:style-name="T78">typename</text:span> T &gt;</text:p>
            <text:p text:style-name="P108">bool arrayEqual(T x[], int xSize, T y[], int ySize)</text:p>
            <text:p text:style-name="P108">{</text:p>
            <text:p text:style-name="P108"><text:s text:c="4"/>...</text:p>
            <text:p text:style-name="P114">}</text:p>
          </table:table-cell>
        </table:table-row>
      </table:table>
      <text:p text:style-name="P6">which is really the same as this:</text:p>
      <table:table table:name="Table18" table:style-name="Table18">
        <table:table-column table:style-name="Table18.A"/>
        <table:table-row table:style-name="TableLine1853575463952">
          <table:table-cell table:style-name="Table18.A1" office:value-type="string">
            <text:p text:style-name="P108"><text:span text:style-name="T80">t</text:span>emplate &lt;<text:span text:style-name="T79">typename</text:span> T&gt;</text:p>
            <text:p text:style-name="P108">bool arrayEqual(T x[], int xSize, T y[], int ySize)</text:p>
            <text:p text:style-name="P108">{</text:p>
            <text:p text:style-name="P108"><text:s text:c="4"/>...</text:p>
            <text:p text:style-name="P114">}</text:p>
          </table:table-cell>
        </table:table-row>
      </table:table>
      <text:p text:style-name="P34"/>
      <text:p text:style-name="P6">In other words there is no space after &lt; and before &gt;. You should follow the first format. Why? Because, besides functions, several other “things” can be “templatized”, including types. You can end up calling a template function with a template type like this:</text:p>
      <text:p text:style-name="P6"/>
      <text:p text:style-name="P51"><text:tab/>someFunction&lt; someType&lt;int&gt; &gt;(...);</text:p>
      <text:p text:style-name="P51"/>
      <text:p text:style-name="P6"><text:span text:style-name="T117">(Don’t worry too much about this: I’ll be talking about type templates later.) </text:span>So what will happen is that if you don't have a practice of putting spaces around a type parameter? You might end up with code like this:</text:p>
      <text:p text:style-name="P6"/>
      <text:p text:style-name="P51"><text:tab/>someFunction&lt;someType&lt;int&gt;&gt;(...);</text:p>
      <text:p text:style-name="P51"/>
      <text:p text:style-name="P6">And now you have a problem because the &gt;&gt; as in</text:p>
      <text:p text:style-name="P6"/>
      <text:p text:style-name="P51"><text:span text:style-name="T64"><text:tab/>someFunction&lt;someType&lt;int</text:span><text:span text:style-name="T65">&gt;&gt;</text:span><text:span text:style-name="T64">(...);</text:span></text:p>
      <text:p text:style-name="P51"/>
      <text:p text:style-name="P6">is the input operator!!! (Also known as the stream insertion operator.) To make matters worse, the error message you get in such cases tend to be unintelligible.</text:p>
      <text:p text:style-name="P6"/>
      <text:p text:style-name="P6">If you know what you're doing you may leave out the spaces. Otherwise it's best to stay with the first format: Always have a space after &lt; and before &gt; when used in the context of templates.</text:p>
      <text:p text:style-name="P6"/>
      <text:p text:style-name="P16">(ASIDE: The new C++0x standard, published since 2011, stipulates that a 2011-compliant C++ compiler should parse nested templates correctly. So something like <text:span text:style-name="T13">someFunction&lt;someType&lt;int</text:span><text:span text:style-name="T23">&gt;&gt;</text:span><text:span text:style-name="T13">(…)</text:span><text:span text:style-name="T32"> should be fine for such a compiler. But to be absolutely safe, I suggest you follow the practice as stated above and use a space to separate the two </text:span><text:span text:style-name="T23">&gt;&gt;</text:span><text:span text:style-name="T32">. </text:span><text:span text:style-name="T113">That way you</text:span><text:span text:style-name="T129">r</text:span><text:span text:style-name="T113"> C++ code will compile on both new and old compilers.</text:span><text:span text:style-name="T32">)</text:span></text:p>
      <text:p text:style-name="P51"/>
      <text:p text:style-name="P116"><text:span text:style-name="T81">Non-deducible context </text:span><text:span text:style-name="T83">and ambiguity</text:span></text:p>
      <text:p text:style-name="P48"/>
      <text:p text:style-name="P49">There are times when your C++ compiler won’t be able to deduce the correct type for your template parameter T.</text:p>
      <text:p text:style-name="P49"/>
      <text:p text:style-name="P7">Try <text:span text:style-name="T82">to </text:span>compile this:</text:p>
      <table:table table:name="Table31" table:style-name="Table31">
        <table:table-column table:style-name="Table31.A"/>
        <table:table-row table:style-name="TableLine1853575468848">
          <table:table-cell table:style-name="Table31.A1" office:value-type="string">
            <text:p text:style-name="P109">template &lt; typename T &gt;<text:line-break/>T f(int x)<text:line-break/>{<text:line-break/> return x;<text:line-break/>}</text:p>
            <text:p text:style-name="P110">int main()</text:p>
            <text:p text:style-name="P110">{</text:p>
            <text:p text:style-name="P110"><text:s text:c="4"/>f(42);</text:p>
            <text:p text:style-name="P110"><text:s text:c="4"/>return 0;</text:p>
            <text:p text:style-name="P110">}</text:p>
          </table:table-cell>
        </table:table-row>
      </table:table>
      <text:p text:style-name="P7">In this case, T can be <text:span text:style-name="T26">int</text:span>, But note that it can also be <text:span text:style-name="T26">double</text:span> since </text:p>
      <text:p text:style-name="P7">C++ allows automatic typecasting from <text:span text:style-name="T26">int</text:span> to <text:span text:style-name="T26">double</text:span>.</text:p>
      <text:p text:style-name="P7"/>
      <text:p text:style-name="P27">In these cases, you have to explicit specify the substitution for <text:span text:style-name="T26">T</text:span>:</text:p>
      <table:table table:name="Table49" table:style-name="Table49">
        <table:table-column table:style-name="Table49.A"/>
        <table:table-row table:style-name="TableLine1853575468576">
          <table:table-cell table:style-name="Table49.A1" office:value-type="string">
            <text:p text:style-name="P112">template &lt; typename T &gt;<text:line-break/>T f(int x)<text:line-break/>{<text:line-break/> return x;<text:line-break/>}</text:p>
            <text:p text:style-name="P111">int main()</text:p>
            <text:p text:style-name="P111">{</text:p>
            <text:p text:style-name="P111"><text:s text:c="4"/>f<text:span text:style-name="T5">&lt; </text:span><text:span text:style-name="T9">int &gt;</text:span>(42);</text:p>
            <text:p text:style-name="P111"><text:s text:c="4"/>return 0;</text:p>
            <text:p text:style-name="P111">}</text:p>
          </table:table-cell>
        </table:table-row>
      </table:table>
      <text:p text:style-name="P9"/>
      <text:p text:style-name="P7"/>
      <text:p text:style-name="P117"><text:span text:style-name="T88">Template s</text:span><text:span text:style-name="T84">pecialization</text:span></text:p>
      <text:p text:style-name="P50"/>
      <text:p text:style-name="P33"><text:span text:style-name="T81">There </text:span><text:span text:style-name="T84">are times when you want “special cases” for your function templates. For instance look at this example:</text:span></text:p>
      <table:table table:name="Table34" table:style-name="Table34">
        <table:table-column table:style-name="Table34.A"/>
        <table:table-row table:style-name="TableLine1853575465856">
          <table:table-cell table:style-name="Table34.A1" office:value-type="string">
            <text:p text:style-name="P56">#include &lt;iostream&gt; </text:p>
            <text:p text:style-name="P62"/>
            <text:p text:style-name="P62">template &lt; <text:span text:style-name="T75">typename</text:span> T, <text:span text:style-name="T84">int SIZE</text:span> &gt;</text:p>
            <text:p text:style-name="P62">T <text:span text:style-name="T84">sum</text:span>(T x[]) </text:p>
            <text:p text:style-name="P62">{ </text:p>
            <text:p text:style-name="P62"><text:s text:c="2"/><text:span text:style-name="T84">T sum = 0;</text:span></text:p>
            <text:p text:style-name="P62"><text:s text:c="2"/>for (int i = <text:span text:style-name="T84">0</text:span>; i &lt; <text:span text:style-name="T84">SIZE</text:span>; i++)</text:p>
            <text:p text:style-name="P62"><text:s text:c="2"/>{ </text:p>
            <text:p text:style-name="P62"><text:s text:c="4"/><text:span text:style-name="T84">s += x[i];</text:span></text:p>
            <text:p text:style-name="P62"><text:s text:c="2"/>}</text:p>
            <text:p text:style-name="P62"><text:s text:c="2"/>return <text:span text:style-name="T84">s</text:span>; </text:p>
            <text:p text:style-name="P62">} </text:p>
            <text:p text:style-name="P62"/>
            <text:p text:style-name="P62">int main() </text:p>
            <text:p text:style-name="P62">{ </text:p>
            <text:p text:style-name="P62"><text:s text:c="2"/>int x[10] = {3, 1, 5, 6, 2, 8, 9, 3, -2, 3}; </text:p>
            <text:p text:style-name="P62"><text:s text:c="2"/>std::cout &lt;&lt; <text:span text:style-name="T86">sum</text:span>&lt; int, <text:span text:style-name="T84">1</text:span> &gt;(x) &lt;&lt; std::endl; </text:p>
            <text:p text:style-name="P62"><text:s text:c="2"/>std::cout &lt;&lt; <text:span text:style-name="T86">sum</text:span>&lt; int, <text:span text:style-name="T84">2</text:span> &gt;(x) &lt;&lt; std::endl; </text:p>
            <text:p text:style-name="P63"><text:s text:c="2"/>std::cout &lt;&lt; <text:span text:style-name="T86">sum</text:span>&lt; int, <text:span text:style-name="T85">10</text:span> &gt;(x) &lt;&lt; std::endl; </text:p>
            <text:p text:style-name="P63"/>
            <text:p text:style-name="P62"><text:s text:c="2"/>double y[8] = {3.1, 1.8, 5.2, 6.7, </text:p>
            <text:p text:style-name="P62"><text:s text:c="17"/>8.4, 9.1, 3.6, -2.7}; </text:p>
            <text:p text:style-name="P62"><text:s text:c="2"/>std::cout &lt;&lt; <text:span text:style-name="T86">sum</text:span>&lt; double, <text:span text:style-name="T84">1</text:span> &gt;(y) &lt;&lt; std::endl; </text:p>
            <text:p text:style-name="P63"><text:s text:c="2"/>std::cout &lt;&lt; <text:span text:style-name="T86">sum</text:span>&lt; double, <text:span text:style-name="T85">2</text:span> &gt;(y) &lt;&lt; std::endl; </text:p>
            <text:p text:style-name="P63"><text:s text:c="2"/>std::cout &lt;&lt; <text:span text:style-name="T86">sum</text:span>&lt; double, <text:span text:style-name="T85">10</text:span> &gt;(y) &lt;&lt; std::endl; </text:p>
            <text:p text:style-name="P63"/>
            <text:p text:style-name="P62"><text:s text:c="2"/>return 0;</text:p>
            <text:p text:style-name="P72">}</text:p>
          </table:table-cell>
        </table:table-row>
      </table:table>
      <text:p text:style-name="P8"/>
      <text:p text:style-name="P10">The function template sum does work. But clearly when the number of terms to add is small, it’s silly waste of time to do the summation in a loop. For instance when the size is 1, you can just return x[0]. When the size is 2, it’s x[0] + x[1]. In both of these cases, if you unroll the for-loop, you would save on declaring int variable i with initialization of 0, you save on checking i &lt; size, you save on ++i. There’s also a cost in the CPU of going from the bottom of the loop to the top of the loop. (This will be clarified in CISS360.) For the case of size = 1, using a for-loop will make the function call about 5 times slower! </text:p>
      <text:p text:style-name="P10"/>
      <text:p text:style-name="P10">C++ allows you to specify special cases for a function template. These are called <text:span text:style-name="T5">template specializations</text:span>.</text:p>
      <text:p text:style-name="P10"/>
      <text:p text:style-name="P10">Run this:</text:p>
      <table:table table:name="Table32" table:style-name="Table32">
        <table:table-column table:style-name="Table32.A"/>
        <table:table-row table:style-name="TableLine1853575478096">
          <table:table-cell table:style-name="Table32.A1" office:value-type="string">
            <text:p text:style-name="P57">#include &lt;iostream&gt; </text:p>
            <text:p text:style-name="P64"/>
            <text:p text:style-name="P64">template &lt; <text:span text:style-name="T75">typename</text:span> T, <text:span text:style-name="T84">int SIZE</text:span> &gt;</text:p>
            <text:p text:style-name="P64">T <text:span text:style-name="T84">sum</text:span>(T x[]) </text:p>
            <text:p text:style-name="P64">{ </text:p>
            <text:p text:style-name="P64"><text:soft-page-break/><text:s text:c="2"/>...</text:p>
            <text:p text:style-name="P64">} </text:p>
            <text:p text:style-name="P64"/>
            <text:p text:style-name="P88">template &lt;&gt;</text:p>
            <text:p text:style-name="P88">int sum&lt; int, 0 &gt;(int x[]) </text:p>
            <text:p text:style-name="P88">{ </text:p>
            <text:p text:style-name="P88"><text:s text:c="2"/>return x[0]; </text:p>
            <text:p text:style-name="P88">}</text:p>
            <text:p text:style-name="P90"/>
            <text:p text:style-name="P64">int main() </text:p>
            <text:p text:style-name="P64">{ </text:p>
            <text:p text:style-name="P64"><text:s text:c="2"/>...</text:p>
            <text:p text:style-name="P73">}</text:p>
          </table:table-cell>
        </table:table-row>
      </table:table>
      <text:p text:style-name="P11"><text:span text:style-name="T87">I’ve added a specialization of the </text:span><text:span text:style-name="T27">sum</text:span><text:span text:style-name="T87"> function template for the case when </text:span><text:span text:style-name="T27">T = int</text:span><text:span text:style-name="T87"> and </text:span><text:span text:style-name="T27">SIZE = 0</text:span><text:span text:style-name="T87">.</text:span></text:p>
      <text:p text:style-name="P11"/>
      <text:p text:style-name="P11"/>
      <text:p text:style-name="P44">Exercise.<text:span text:style-name="T11"> </text:span><text:span text:style-name="T12">Add 3 more specializations to the above sum function template: </text:span></text:p>
      <text:list xml:id="list101357321" text:style-name="L4">
        <text:list-item>
          <text:p text:style-name="P142"><text:span text:style-name="T62">T = int</text:span><text:span text:style-name="T49"> and </text:span><text:span text:style-name="T62">SIZE = 2</text:span></text:p>
        </text:list-item>
        <text:list-item>
          <text:p text:style-name="P140"><text:span text:style-name="T27">T = double</text:span><text:span text:style-name="T87"> and </text:span><text:span text:style-name="T27">SIZE = 1</text:span></text:p>
        </text:list-item>
        <text:list-item>
          <text:p text:style-name="P140"><text:span text:style-name="T27">T = double</text:span><text:span text:style-name="T87"> and </text:span><text:span text:style-name="T27">SIZE = 2</text:span></text:p>
        </text:list-item>
      </text:list>
      <text:p text:style-name="P21">Insert print statements into the <text:span text:style-name="T26">sum</text:span> function template and its specialization to verify that you are indeed calling the right function.</text:p>
      <text:p text:style-name="P21"/>
      <text:p text:style-name="P21"/>
      <text:p text:style-name="P17">The above specialization is called a <text:span text:style-name="T5">full specialization</text:span>. For templates, there’s a concept of <text:span text:style-name="T5">partial specialization</text:span>. The syntax would be something like this:</text:p>
      <table:table table:name="Table35" table:style-name="Table35">
        <table:table-column table:style-name="Table35.A"/>
        <table:table-row table:style-name="TableLine1853575462048">
          <table:table-cell table:style-name="Table35.A1" office:value-type="string">
            <text:p text:style-name="P89"><text:span text:style-name="T88">t</text:span>emplate &lt; <text:span text:style-name="T88">typename T </text:span>&gt;</text:p>
            <text:p text:style-name="P89"><text:span text:style-name="T88">T</text:span> sum&lt; <text:span text:style-name="T88">T</text:span>, 0 &gt;(int x[]) </text:p>
            <text:p text:style-name="P89">{ </text:p>
            <text:p text:style-name="P89"><text:s text:c="2"/>return x[0]; </text:p>
            <text:p text:style-name="P89">}</text:p>
            <text:p text:style-name="P74"/>
          </table:table-cell>
        </table:table-row>
      </table:table>
      <text:p text:style-name="P17">i.e., only <text:span text:style-name="T13">SIZE</text:span> has been specialized to <text:span text:style-name="T13">0</text:span>. However the above <text:span text:style-name="T5">does not compile</text:span> because <text:span text:style-name="T5">currently partial specialization is not supported for function templates</text:span>. (However it is supported for struct templates and class templates – see later chapters <text:span text:style-name="T91">for struct and classes</text:span>.)</text:p>
      <text:p text:style-name="P17"/>
      <text:p text:style-name="P17">This is a bummer since if we do have partial specializ<text:span text:style-name="T116">a</text:span>tion for function templates, we’ll be writing less code.</text:p>
      <text:p text:style-name="P17"><text:soft-page-break/></text:p>
      <text:p text:style-name="P19">Also, note that the specialized function</text:p>
      <table:table table:name="Table37" table:style-name="Table37">
        <table:table-column table:style-name="Table37.A"/>
        <table:table-row table:style-name="TableLine1853575469664">
          <table:table-cell table:style-name="Table37.A1" office:value-type="string">
            <text:p text:style-name="P80">template &lt;&gt;</text:p>
            <text:p text:style-name="P80">int sum&lt; int, 0 &gt;(int x[]) </text:p>
            <text:p text:style-name="P80">{ </text:p>
            <text:p text:style-name="P80"><text:s text:c="2"/>return x[0]; </text:p>
            <text:p text:style-name="P80">}</text:p>
          </table:table-cell>
        </table:table-row>
      </table:table>
      <text:p text:style-name="P20">Is not a template <text:span text:style-name="T90">anymore</text:span>. It’s a regular function. <text:span text:style-name="T90">Therefore for multi-file compilation, </text:span></text:p>
      <text:list xml:id="list2141172264" text:style-name="L5">
        <text:list-item>
          <text:p text:style-name="P143"><text:span text:style-name="T54">Y</text:span><text:span text:style-name="T52">ou can put that in a cpp file </text:span><text:span text:style-name="T54">and put the prototype in the header file</text:span><text:span text:style-name="T52">, </text:span><text:span text:style-name="T54">or</text:span></text:p>
        </text:list-item>
        <text:list-item>
          <text:p text:style-name="P144"><text:span text:style-name="T52">Y</text:span><text:span text:style-name="T48">ou can inline the function and put the above in the header file.</text:span></text:p>
        </text:list-item>
      </text:list>
      <text:p text:style-name="P19"/>
      <text:p text:style-name="P35">The standard practice for creating specializations i<text:span text:style-name="T129">s</text:span> to create them for frequently used cases where you want speed. <text:span text:style-name="T118">For instance, you probably do NOT want to have specializations for </text:span><text:span text:style-name="T47">int sum&lt; int, 0 &gt;, int sum&lt; int, 1 &gt;, int sum&lt; int, 2 &gt;, …, int sum&lt; int, 99 &gt;</text:span><text:span text:style-name="T43">!!! </text:span></text:p>
      <text:p text:style-name="P18"/>
      <text:p text:style-name="P18"/>
      <text:p text:style-name="P91"><text:span text:style-name="T56">Exercise.</text:span><text:span text:style-name="T48"> <text:s/></text:span><text:span text:style-name="T50">Test putting your </text:span><text:span text:style-name="T63">sum</text:span><text:span text:style-name="T50"> function templates and its </text:span><text:span text:style-name="T51">4</text:span><text:span text:style-name="T50"> specialization</text:span><text:span text:style-name="T51">s</text:span><text:span text:style-name="T50"> into a header file </text:span><text:span text:style-name="T53">as inline function</text:span><text:span text:style-name="T50">. Make sure you can compile your program.</text:span></text:p>
      <text:p text:style-name="P23"/>
      <text:p text:style-name="P23"/>
      <text:p text:style-name="P91"><text:span text:style-name="T57">Exercise.</text:span><text:span text:style-name="T50"> <text:s/></text:span><text:span text:style-name="T52">Next, try putting the </text:span><text:span text:style-name="T53">prototypes of the </text:span><text:span text:style-name="T52">4 specializations into a </text:span><text:span text:style-name="T53">heaer file and implementations (i.e. bodies) of the 4 specializations in the </text:span><text:span text:style-name="T52">cpp file. </text:span><text:span text:style-name="T53">M</text:span><text:span text:style-name="T52">ake sure your program compiles.</text:span></text:p>
      <text:p text:style-name="P22"/>
      <text:p text:style-name="P22"/>
      <text:p text:style-name="P45">Exercise. <text:s/><text:span text:style-name="T11">Write a </text:span><text:span text:style-name="T14">max</text:span><text:span text:style-name="T11"> function template with specializations similar to the </text:span><text:span text:style-name="T14">sum</text:span><text:span text:style-name="T11"> function template.</text:span> </text:p>
      <table:table table:name="Table36" table:style-name="Table36">
        <table:table-column table:style-name="Table36.A"/>
        <table:table-row table:style-name="TableLine1853575476192">
          <table:table-cell table:style-name="Table36.A1" office:value-type="string">
            <text:p text:style-name="P79"><text:span text:style-name="T89">t</text:span>emplate &lt; <text:span text:style-name="T89">typename T, int SIZE </text:span>&gt;</text:p>
            <text:p text:style-name="P79">int <text:span text:style-name="T89">max</text:span>(<text:span text:style-name="T89">T</text:span> x[]) </text:p>
            <text:p text:style-name="P79">{ </text:p>
            <text:p text:style-name="P79"><text:s text:c="4"/>...</text:p>
            <text:p text:style-name="P79">}</text:p>
          </table:table-cell>
        </table:table-row>
      </table:table>
      <text:p text:style-name="P12"/>
      <text:p text:style-name="P12"/>
      <text:p text:style-name="P46">Exercise. <text:s/><text:span text:style-name="T11">Write a </text:span><text:span text:style-name="T15">bubblesort</text:span><text:span text:style-name="T11"> function template with specializations similar to the </text:span><text:span text:style-name="T14">sum</text:span><text:span text:style-name="T11"> function template.</text:span> </text:p>
      <text:p text:style-name="P13"/>
      <text:p text:style-name="P13"/>
      <text:p text:style-name="P47">Exercise. <text:s/><text:span text:style-name="T11">Write a </text:span><text:span text:style-name="T16">binarysearch</text:span><text:span text:style-name="T11"> function template with specializations similar to the </text:span><text:span text:style-name="T14">sum</text:span><text:span text:style-name="T11"> function template.</text:span> </text:p>
      <text:p text:style-name="P14"/>
      <text:p text:style-name="P14"/>
      <text:p text:style-name="P37"><text:span text:style-name="T3">Exercises.</text:span> You can model a 2D point as an array of two numbers: {2, 3}. In general you want to model points of dimension 1, 2, 3, 4, …. In physics, engineering, computer vision, etc, it’s common to have points with coordinate which are <text:span text:style-name="T26">float</text:span>s or <text:span text:style-name="T26">double</text:span>s. Technically speaking I’m talking about “vectors” and not “points”. One common operation is to add <text:s/><text:soft-page-break/>vectors of the same dimension. For instance</text:p>
      <text:p text:style-name="P38">{2, 3} + {1, 6} = {2+1, 3+6}</text:p>
      <text:p text:style-name="P39">Write a function template so that you can run the following:</text:p>
      <table:table table:name="Table54" table:style-name="Table54">
        <table:table-column table:style-name="Table54.A"/>
        <table:table-row table:style-name="TableLine1853575462320">
          <table:table-cell table:style-name="Table54.A1" office:value-type="string">
            <text:p text:style-name="P82">double p0[2] = {2, 3};</text:p>
            <text:p text:style-name="P82">double q0[2] = {1, 6};</text:p>
            <text:p text:style-name="P82">double sum0[2];</text:p>
            <text:p text:style-name="P82">vec_add&lt; double, 2 &gt;(sum0, p0, q0);</text:p>
            <text:p text:style-name="P83">vec_println(sum0); // prints &lt;3, 9&gt; and newline</text:p>
            <text:p text:style-name="P83"/>
            <text:p text:style-name="P82">float p1[2] = {2.1, 3.2};</text:p>
            <text:p text:style-name="P82">float q1[2] = {1.3, 6.4};</text:p>
            <text:p text:style-name="P82">float sum1[2];</text:p>
            <text:p text:style-name="P82">vec_add&lt; float, 2 &gt;(sum1, p1, q1);</text:p>
            <text:p text:style-name="P83">vec_println(sum1); // prints &lt;3.4, 9.6&gt; and newline</text:p>
          </table:table-cell>
        </table:table-row>
      </table:table>
      <text:p text:style-name="P42"><text:span text:style-name="T120">Your </text:span><text:span text:style-name="T29">vec_add</text:span><text:span text:style-name="T120"> and </text:span><text:span text:style-name="T29">vec_println</text:span><text:span text:style-name="T120"> should work for any dimension. </text:span>After you are done, write some specializations. The most common case is when the dimension is 1, 2, 3, 4.</text:p>
      <text:p text:style-name="P42"/>
      <text:p text:style-name="P42"/>
      <text:p text:style-name="P41"><text:span text:style-name="T3">Exercise.</text:span> Write a template function <text:span text:style-name="T122">with specialization(s) </text:span>to print an array.</text:p>
      <table:table table:name="Table58" table:style-name="Table58">
        <table:table-column table:style-name="Table58.A"/>
        <table:table-row table:style-name="TableLine1853575463136">
          <table:table-cell table:style-name="Table58.A1" office:value-type="string">
            <text:p text:style-name="P84">int x[] = {2, 3, 5};</text:p>
            <text:p text:style-name="P84">array_println&lt; int &gt;(&amp;x[0], &amp;x[3]); </text:p>
            <text:p text:style-name="P84"><text:s text:c="16"/>// prints {2, 3, 5} and '\n'</text:p>
            <text:p text:style-name="P84"/>
            <text:p text:style-name="P84">double y[] = {2.1, 3.1, 5.1};</text:p>
            <text:p text:style-name="P84">array_println&lt; double &gt;(&amp;y[0], &amp;y[3]); </text:p>
            <text:p text:style-name="P84"><text:s text:c="16"/>// prints {2.1, 3.1, 5.1} and '\n'</text:p>
            <text:p text:style-name="P84"/>
            <text:p text:style-name="P84">char <text:span text:style-name="T121">z</text:span>[] = "abcde";</text:p>
            <text:p text:style-name="P84">array_println&lt; char &gt;(&amp;<text:span text:style-name="T121">z</text:span>[0], &amp;<text:span text:style-name="T121">z</text:span>[5]); </text:p>
            <text:p text:style-name="P84"><text:s text:c="16"/>// prints abcde and '\n'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MS Mincho" svg:font-family="'MS Mincho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rbel" svg:font-family="Corbel" style:font-family-generic="swiss" style:font-pitch="variable"/>
    <style:font-face style:name="Tahoma1" svg:font-family="Tahoma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2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1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T1" style:family="text">
      <style:text-properties officeooo:rsid="00179ae5"/>
    </style:style>
    <style:style style:name="MT2" style:family="text">
      <style:text-properties officeooo:rsid="0019648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<text:span text:style-name="MT1">++</text:span> (Y. Liow) <text:tab/> <text:s text:c="17"/><text:tab/><text:span text:style-name="MT1">40. </text:span>Function <text:span text:style-name="MT2">templates</text:span></text:p>
      </style:header>
      <style:footer>
        <text:p text:style-name="MP2"><text:page-number text:select-page="current">24</text:page-number><text:s/>of <text:page-count>2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printed-by>Yihsiang Liow</meta:printed-by>
    <meta:editing-cycles>1337</meta:editing-cycles>
    <meta:editing-duration>P9DT16H6M31S</meta:editing-duration>
    <dc:date>2024-03-03T17:50:33.936000000</dc:date>
    <meta:document-statistic meta:table-count="58" meta:image-count="0" meta:object-count="0" meta:page-count="24" meta:paragraph-count="678" meta:word-count="4321" meta:character-count="23915" meta:non-whitespace-character-count="19220"/>
    <meta:user-defined meta:name="Info 1"/>
    <meta:user-defined meta:name="Info 2"/>
    <meta:user-defined meta:name="Info 3"/>
    <meta:user-defined meta:name="Info 4"/>
  </office:meta>
</office:document-meta>
</file>